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Standard">
      <style:paragraph-properties fo:text-align="justify" style:justify-single-word="false"/>
      <style:text-properties style:font-name="sans-serif" fo:font-size="13.5pt" style:text-underline-style="none" officeooo:rsid="00297286" officeooo:paragraph-rsid="00549f72"/>
    </style:style>
    <style:style style:name="P3" style:family="paragraph" style:parent-style-name="Standard">
      <style:paragraph-properties fo:text-align="justify" style:justify-single-word="false"/>
      <style:text-properties style:font-name="sans-serif" fo:font-size="13.5pt" style:text-underline-style="none" officeooo:rsid="0030a87f" officeooo:paragraph-rsid="0030a87f"/>
    </style:style>
    <style:style style:name="P4" style:family="paragraph" style:parent-style-name="Standard">
      <style:paragraph-properties fo:text-align="justify" style:justify-single-word="false"/>
      <style:text-properties style:text-line-through-style="none" style:text-line-through-type="none" style:font-name="Liberation Serif" fo:font-size="13.5pt" style:text-underline-style="solid" style:text-underline-width="auto" style:text-underline-color="font-color" fo:font-weight="bold" officeooo:rsid="00297286" officeooo:paragraph-rsid="00297286" style:font-weight-asian="bold" style:font-weight-complex="bold"/>
    </style:style>
    <style:style style:name="P5" style:family="paragraph" style:parent-style-name="Standard">
      <style:paragraph-properties fo:text-align="justify" style:justify-single-word="false"/>
      <style:text-properties style:text-line-through-style="none" style:text-line-through-type="none" style:font-name="Liberation Serif" fo:font-size="13.5pt" style:text-underline-style="none" officeooo:rsid="002a0a41" officeooo:paragraph-rsid="002a0a41"/>
    </style:style>
    <style:style style:name="P6" style:family="paragraph" style:parent-style-name="Standard">
      <style:paragraph-properties fo:text-align="justify" style:justify-single-word="false"/>
      <style:text-properties style:text-line-through-style="none" style:text-line-through-type="none" style:font-name="Liberation Serif" fo:font-size="13.5pt" style:text-underline-style="none" officeooo:rsid="002a0a41" officeooo:paragraph-rsid="002d1e00"/>
    </style:style>
    <style:style style:name="P7" style:family="paragraph" style:parent-style-name="Standard">
      <style:paragraph-properties fo:text-align="justify" style:justify-single-word="false"/>
      <style:text-properties style:text-line-through-style="none" style:text-line-through-type="none" style:font-name="Liberation Serif" fo:font-size="13.5pt" style:text-underline-style="none" officeooo:rsid="002d1e00" officeooo:paragraph-rsid="002d1e00"/>
    </style:style>
    <style:style style:name="P8" style:family="paragraph" style:parent-style-name="Standard">
      <style:paragraph-properties fo:text-align="justify" style:justify-single-word="false"/>
      <style:text-properties style:text-line-through-style="none" style:text-line-through-type="none" style:font-name="Liberation Serif" fo:font-size="15pt" style:text-underline-style="solid" style:text-underline-width="auto" style:text-underline-color="font-color" fo:font-weight="bold" officeooo:rsid="00297286" officeooo:paragraph-rsid="00297286" style:font-size-asian="15pt" style:font-weight-asian="bold" style:font-size-complex="15pt" style:font-weight-complex="bold"/>
    </style:style>
    <style:style style:name="P9" style:family="paragraph" style:parent-style-name="Standard">
      <style:paragraph-properties fo:text-align="justify" style:justify-single-word="false"/>
      <style:text-properties style:text-line-through-style="none" style:text-line-through-type="none" style:font-name="Liberation Serif" fo:font-size="15pt" style:text-underline-style="solid" style:text-underline-width="auto" style:text-underline-color="font-color" fo:font-weight="bold" officeooo:rsid="002d1e00" officeooo:paragraph-rsid="002d1e00" style:font-size-asian="15pt" style:font-weight-asian="bold" style:font-size-complex="15pt" style:font-weight-complex="bold"/>
    </style:style>
    <style:style style:name="P10" style:family="paragraph" style:parent-style-name="Standard">
      <style:text-properties style:font-name="Liberation Serif" fo:font-size="13.5pt" officeooo:paragraph-rsid="001fbf90"/>
    </style:style>
    <style:style style:name="P11" style:family="paragraph" style:parent-style-name="Standard">
      <style:paragraph-properties fo:text-align="justify" style:justify-single-word="false"/>
      <style:text-properties style:font-name="Liberation Serif" fo:font-size="13.5pt" style:text-underline-style="solid" style:text-underline-width="auto" style:text-underline-color="font-color" officeooo:paragraph-rsid="001fbf90"/>
    </style:style>
    <style:style style:name="P12" style:family="paragraph" style:parent-style-name="Standard">
      <style:paragraph-properties fo:text-align="justify" style:justify-single-word="false"/>
      <style:text-properties style:font-name="Liberation Serif" fo:font-size="13.5pt" style:text-underline-style="solid" style:text-underline-width="auto" style:text-underline-color="font-color" officeooo:paragraph-rsid="0028a72c"/>
    </style:style>
    <style:style style:name="P13" style:family="paragraph" style:parent-style-name="Standard">
      <style:paragraph-properties fo:text-align="justify" style:justify-single-word="false"/>
      <style:text-properties style:font-name="Liberation Serif" fo:font-size="13.5pt" style:text-underline-style="none" officeooo:rsid="002a0a41" officeooo:paragraph-rsid="002a0a41"/>
    </style:style>
    <style:style style:name="P14" style:family="paragraph" style:parent-style-name="Standard">
      <style:paragraph-properties fo:text-align="justify" style:justify-single-word="false"/>
      <style:text-properties style:font-name="Liberation Serif" fo:font-size="13.5pt" style:text-underline-style="none" officeooo:rsid="0028a72c" officeooo:paragraph-rsid="0028a72c"/>
    </style:style>
    <style:style style:name="P15" style:family="paragraph" style:parent-style-name="Standard">
      <style:paragraph-properties fo:text-align="justify" style:justify-single-word="false"/>
      <style:text-properties style:font-name="Liberation Serif" fo:font-size="13.5pt" style:text-underline-style="none" officeooo:rsid="00297286" officeooo:paragraph-rsid="00297286"/>
    </style:style>
    <style:style style:name="P16" style:family="paragraph" style:parent-style-name="Standard">
      <style:paragraph-properties fo:text-align="justify" style:justify-single-word="false"/>
      <style:text-properties style:font-name="Liberation Serif" fo:font-size="13.5pt" style:text-underline-style="none" fo:font-weight="normal" officeooo:rsid="00326506" officeooo:paragraph-rsid="00297286" style:font-weight-asian="normal" style:font-weight-complex="normal"/>
    </style:style>
    <style:style style:name="P17" style:family="paragraph" style:parent-style-name="Standard">
      <style:paragraph-properties fo:text-align="justify" style:justify-single-word="false"/>
      <style:text-properties style:font-name="Liberation Serif" fo:font-size="13.5pt" style:text-underline-style="none" fo:font-weight="normal" officeooo:rsid="00326506" officeooo:paragraph-rsid="00326506" style:font-weight-asian="normal" style:font-weight-complex="normal"/>
    </style:style>
    <style:style style:name="P18" style:family="paragraph" style:parent-style-name="Standard">
      <style:paragraph-properties fo:text-align="justify" style:justify-single-word="false"/>
      <style:text-properties style:font-name="Liberation Serif" fo:font-size="13.5pt" style:text-underline-style="none" fo:font-weight="normal" officeooo:rsid="00255b1b" officeooo:paragraph-rsid="00255b1b" style:font-weight-asian="normal" style:font-weight-complex="normal"/>
    </style:style>
    <style:style style:name="P19" style:family="paragraph" style:parent-style-name="Standard">
      <style:paragraph-properties fo:text-align="justify" style:justify-single-word="false"/>
      <style:text-properties style:font-name="Liberation Serif" fo:font-size="13.5pt" style:text-underline-style="none" officeooo:rsid="0030a87f" officeooo:paragraph-rsid="0030a87f"/>
    </style:style>
    <style:style style:name="P20" style:family="paragraph" style:parent-style-name="Standard">
      <style:paragraph-properties fo:text-align="justify" style:justify-single-word="false"/>
      <style:text-properties style:font-name="Liberation Serif" fo:font-size="13.5pt" style:text-underline-style="none" fo:font-weight="bold" officeooo:rsid="00255b1b" officeooo:paragraph-rsid="00255b1b" style:font-weight-asian="bold" style:font-weight-complex="bold"/>
    </style:style>
    <style:style style:name="P21" style:family="paragraph" style:parent-style-name="Standard">
      <style:paragraph-properties fo:text-align="justify" style:justify-single-word="false"/>
      <style:text-properties style:font-name="Liberation Serif" fo:font-size="13.5pt" officeooo:rsid="00326506" officeooo:paragraph-rsid="00326506"/>
    </style:style>
    <style:style style:name="P22" style:family="paragraph" style:parent-style-name="Standard">
      <style:text-properties style:font-name="Liberation Serif" fo:font-size="13.5pt" officeooo:paragraph-rsid="0028a72c"/>
    </style:style>
    <style:style style:name="P23" style:family="paragraph" style:parent-style-name="Standard">
      <style:paragraph-properties fo:text-align="justify" style:justify-single-word="false"/>
      <style:text-properties style:font-name="Liberation Serif" fo:font-size="13.5pt" officeooo:rsid="0030a87f" officeooo:paragraph-rsid="004717df"/>
    </style:style>
    <style:style style:name="P24" style:family="paragraph" style:parent-style-name="Standard" style:list-style-name="L1">
      <style:text-properties style:font-name="Liberation Serif" fo:font-size="13.5pt" officeooo:paragraph-rsid="004717df" style:font-size-asian="13.5pt" style:font-size-complex="13.5pt"/>
    </style:style>
    <style:style style:name="P25" style:family="paragraph" style:parent-style-name="Standard">
      <style:text-properties style:font-name="Liberation Serif" fo:font-size="13.5pt" officeooo:paragraph-rsid="004717df" style:font-size-asian="13.5pt" style:font-size-complex="13.5pt"/>
    </style:style>
    <style:style style:name="P26" style:family="paragraph" style:parent-style-name="Standard">
      <style:text-properties style:font-name="Liberation Serif" fo:font-size="13.5pt" officeooo:paragraph-rsid="001fbf90" style:font-size-asian="13.5pt" style:font-size-complex="13.5pt"/>
    </style:style>
    <style:style style:name="P27" style:family="paragraph" style:parent-style-name="Standard">
      <style:paragraph-properties fo:text-align="justify" style:justify-single-word="false"/>
      <style:text-properties style:font-name="Liberation Serif" fo:font-size="13.5pt" officeooo:paragraph-rsid="001fbf90"/>
    </style:style>
    <style:style style:name="P28" style:family="paragraph" style:parent-style-name="Standard">
      <style:paragraph-properties fo:text-align="justify" style:justify-single-word="false"/>
      <style:text-properties style:font-name="Liberation Serif" fo:font-size="13.5pt" officeooo:rsid="004717df" officeooo:paragraph-rsid="004717df"/>
    </style:style>
    <style:style style:name="P29" style:family="paragraph" style:parent-style-name="Standard">
      <style:paragraph-properties fo:text-align="justify" style:justify-single-word="false"/>
      <style:text-properties style:font-name="Liberation Serif" fo:font-size="13.5pt" officeooo:rsid="004717df" officeooo:paragraph-rsid="0059ba51"/>
    </style:style>
    <style:style style:name="P30" style:family="paragraph" style:parent-style-name="Standard">
      <style:paragraph-properties fo:text-align="justify" style:justify-single-word="false"/>
      <style:text-properties style:font-name="Liberation Serif" style:text-underline-style="none" fo:font-weight="normal" officeooo:rsid="0022c393" officeooo:paragraph-rsid="0022c393" style:font-weight-asian="normal" style:font-weight-complex="normal"/>
    </style:style>
    <style:style style:name="P31" style:family="paragraph" style:parent-style-name="Standard">
      <style:paragraph-properties fo:text-align="justify" style:justify-single-word="false"/>
      <style:text-properties style:font-name="Liberation Serif" style:text-underline-style="solid" style:text-underline-width="auto" style:text-underline-color="font-color" fo:font-weight="bold" officeooo:rsid="0022c393" officeooo:paragraph-rsid="0022c393" style:font-weight-asian="bold" style:font-weight-complex="bold"/>
    </style:style>
    <style:style style:name="P32" style:family="paragraph" style:parent-style-name="Standard">
      <style:paragraph-properties fo:text-align="justify" style:justify-single-word="false"/>
      <style:text-properties style:font-name="Liberation Serif" style:text-underline-style="solid" style:text-underline-width="auto" style:text-underline-color="font-color" fo:font-weight="bold" officeooo:rsid="00260351" officeooo:paragraph-rsid="00260351" style:font-weight-asian="bold" style:font-weight-complex="bold"/>
    </style:style>
    <style:style style:name="P33" style:family="paragraph" style:parent-style-name="Standard">
      <style:paragraph-properties fo:text-align="justify" style:justify-single-word="false"/>
      <style:text-properties style:font-name="Liberation Serif" style:text-underline-style="solid" style:text-underline-width="auto" style:text-underline-color="font-color" fo:font-weight="bold" officeooo:paragraph-rsid="004fef7d" style:font-weight-asian="bold" style:font-weight-complex="bold"/>
    </style:style>
    <style:style style:name="P34" style:family="paragraph" style:parent-style-name="Standard">
      <style:paragraph-properties fo:text-align="justify" style:justify-single-word="false"/>
      <style:text-properties style:font-name="Liberation Serif" fo:font-size="15pt" officeooo:paragraph-rsid="001fbf90" style:font-size-asian="15pt" style:font-size-complex="15pt"/>
    </style:style>
    <style:style style:name="P35" style:family="paragraph" style:parent-style-name="Standard">
      <style:text-properties style:font-name="Liberation Serif" fo:font-size="15pt" officeooo:rsid="004717df" officeooo:paragraph-rsid="004717df" style:font-size-asian="15pt" style:font-size-complex="15pt"/>
    </style:style>
    <style:style style:name="P36" style:family="paragraph" style:parent-style-name="Standard">
      <style:paragraph-properties fo:text-align="justify" style:justify-single-word="false"/>
      <style:text-properties style:font-name="Liberation Serif" fo:font-size="15pt" style:text-underline-style="solid" style:text-underline-width="auto" style:text-underline-color="font-color" fo:font-weight="bold" officeooo:paragraph-rsid="0028a72c" style:font-size-asian="15pt" style:font-weight-asian="bold" style:font-size-complex="15pt" style:font-weight-complex="bold"/>
    </style:style>
    <style:style style:name="P37" style:family="paragraph" style:parent-style-name="Standard">
      <style:paragraph-properties fo:text-align="justify" style:justify-single-word="false"/>
      <style:text-properties style:font-name="Liberation Serif" fo:font-size="15pt" style:text-underline-style="solid" style:text-underline-width="auto" style:text-underline-color="font-color" fo:font-weight="bold" officeooo:paragraph-rsid="004fef7d" style:font-size-asian="15pt" style:font-weight-asian="bold" style:font-size-complex="15pt" style:font-weight-complex="bold"/>
    </style:style>
    <style:style style:name="P38" style:family="paragraph" style:parent-style-name="Standard">
      <style:paragraph-properties fo:text-align="justify" style:justify-single-word="false"/>
      <style:text-properties style:font-name="Liberation Serif"/>
    </style:style>
    <style:style style:name="P39" style:family="paragraph" style:parent-style-name="Standard">
      <style:paragraph-properties fo:text-align="justify" style:justify-single-word="false"/>
      <style:text-properties style:font-name="Liberation Serif" officeooo:paragraph-rsid="00326506"/>
    </style:style>
    <style:style style:name="P40" style:family="paragraph" style:parent-style-name="Standard">
      <style:paragraph-properties fo:text-align="justify" style:justify-single-word="false"/>
      <style:text-properties style:font-name="Liberation Serif" officeooo:paragraph-rsid="0022c393"/>
    </style:style>
    <style:style style:name="P41" style:family="paragraph" style:parent-style-name="Standard">
      <style:paragraph-properties fo:text-align="justify" style:justify-single-word="false"/>
      <style:text-properties officeooo:paragraph-rsid="001fbf90"/>
    </style:style>
    <style:style style:name="P42" style:family="paragraph" style:parent-style-name="Standard">
      <style:paragraph-properties fo:text-align="justify" style:justify-single-word="false"/>
      <style:text-properties officeooo:paragraph-rsid="0021bf0f"/>
    </style:style>
    <style:style style:name="P43" style:family="paragraph" style:parent-style-name="Standard" style:list-style-name="L1">
      <loext:graphic-properties draw:fill="none"/>
      <style:paragraph-properties fo:margin-left="0cm" fo:margin-right="0cm" fo:text-align="justify" style:justify-single-word="false" fo:text-indent="0cm" style:auto-text-indent="false" fo:background-color="transparent">
        <style:tab-stops>
          <style:tab-stop style:position="0.609cm"/>
        </style:tab-stops>
      </style:paragraph-properties>
      <style:text-properties style:font-name="Liberation Serif" fo:font-size="15pt" officeooo:paragraph-rsid="001fbf90" style:font-size-asian="15pt" style:font-size-complex="15pt"/>
    </style:style>
    <style:style style:name="P44" style:family="paragraph" style:parent-style-name="Standard" style:list-style-name="">
      <loext:graphic-properties draw:fill="none"/>
      <style:paragraph-properties fo:margin-left="0cm" fo:margin-right="0cm" fo:text-align="justify" style:justify-single-word="false" fo:text-indent="0cm" style:auto-text-indent="false" fo:background-color="transparent">
        <style:tab-stops>
          <style:tab-stop style:position="0.609cm"/>
        </style:tab-stops>
      </style:paragraph-properties>
      <style:text-properties style:font-name="Liberation Serif" fo:font-size="15pt" officeooo:paragraph-rsid="001fbf90" style:font-size-asian="15pt" style:font-size-complex="15pt"/>
    </style:style>
    <style:style style:name="P45" style:family="paragraph" style:parent-style-name="Standard" style:list-style-name="">
      <loext:graphic-properties draw:fill="none"/>
      <style:paragraph-properties fo:margin-left="0cm" fo:margin-right="0cm" fo:text-align="center" style:justify-single-word="false" fo:text-indent="0cm" style:auto-text-indent="false" fo:background-color="transparent">
        <style:tab-stops>
          <style:tab-stop style:position="0.609cm"/>
        </style:tab-stops>
      </style:paragraph-properties>
      <style:text-properties style:font-name="Liberation Serif" fo:font-size="15pt" officeooo:rsid="005c9c62" officeooo:paragraph-rsid="005c9c62" style:font-size-asian="15pt" style:font-size-complex="15pt"/>
    </style:style>
    <style:style style:name="P46" style:family="paragraph" style:parent-style-name="Standard" style:list-style-name="">
      <loext:graphic-properties draw:fill="none"/>
      <style:paragraph-properties fo:margin-left="0cm" fo:margin-right="0cm" fo:text-align="start" style:justify-single-word="false" fo:text-indent="0cm" style:auto-text-indent="false" fo:background-color="transparent">
        <style:tab-stops>
          <style:tab-stop style:position="0.609cm"/>
        </style:tab-stops>
      </style:paragraph-properties>
      <style:text-properties style:font-name="Liberation Serif" fo:font-size="15pt" officeooo:paragraph-rsid="001fbf90" style:font-size-asian="15pt" style:font-size-complex="15pt"/>
    </style:style>
    <style:style style:name="P47" style:family="paragraph" style:parent-style-name="Standard" style:list-style-name="">
      <loext:graphic-properties draw:fill="none"/>
      <style:paragraph-properties fo:margin-left="0cm" fo:margin-right="0cm" fo:text-align="center" style:justify-single-word="false" fo:text-indent="0cm" style:auto-text-indent="false" fo:background-color="transparent">
        <style:tab-stops>
          <style:tab-stop style:position="0.609cm"/>
        </style:tab-stops>
      </style:paragraph-properties>
      <style:text-properties style:font-name="Liberation Serif" fo:font-size="15pt" officeooo:paragraph-rsid="001fbf90" style:font-size-asian="15pt" style:font-size-complex="15pt"/>
    </style:style>
    <style:style style:name="P48" style:family="paragraph" style:parent-style-name="Standard" style:list-style-name="">
      <loext:graphic-properties draw:fill="none"/>
      <style:paragraph-properties fo:margin-left="0cm" fo:margin-right="0cm" fo:text-align="center" style:justify-single-word="false" fo:text-indent="0cm" style:auto-text-indent="false" fo:background-color="transparent">
        <style:tab-stops>
          <style:tab-stop style:position="0.609cm"/>
        </style:tab-stops>
      </style:paragraph-properties>
      <style:text-properties style:font-name="Liberation Serif" fo:font-size="40pt" fo:font-weight="bold" officeooo:rsid="005c9c62" officeooo:paragraph-rsid="005c9c62" style:font-size-asian="40pt" style:font-weight-asian="bold" style:font-size-complex="40pt" style:font-weight-complex="bold"/>
    </style:style>
    <style:style style:name="P49" style:family="paragraph" style:parent-style-name="Standard" style:list-style-name="L1">
      <loext:graphic-properties draw:fill="none"/>
      <style:paragraph-properties fo:margin-left="0cm" fo:margin-right="0cm" fo:text-indent="0cm" style:auto-text-indent="false" fo:background-color="transparent">
        <style:tab-stops/>
      </style:paragraph-properties>
      <style:text-properties officeooo:paragraph-rsid="004717df"/>
    </style:style>
    <style:style style:name="P50" style:family="paragraph" style:parent-style-name="Standard" style:list-style-name="">
      <loext:graphic-properties draw:fill="none"/>
      <style:paragraph-properties fo:margin-left="0cm" fo:margin-right="0cm" fo:text-align="center" style:justify-single-word="false" fo:text-indent="0cm" style:auto-text-indent="false" fo:background-color="transparent">
        <style:tab-stops>
          <style:tab-stop style:position="0.609cm"/>
        </style:tab-stops>
      </style:paragraph-properties>
      <style:text-properties fo:font-size="18pt" officeooo:paragraph-rsid="005c9c62" style:font-size-asian="18pt" style:font-size-complex="18pt"/>
    </style:style>
    <style:style style:name="P51" style:family="paragraph" style:parent-style-name="Standard" style:list-style-name="">
      <loext:graphic-properties draw:fill="none"/>
      <style:paragraph-properties fo:margin-left="0cm" fo:margin-right="0cm" fo:text-align="center" style:justify-single-word="false" fo:text-indent="0cm" style:auto-text-indent="false" fo:background-color="transparent">
        <style:tab-stops>
          <style:tab-stop style:position="0.609cm"/>
        </style:tab-stops>
      </style:paragraph-properties>
      <style:text-properties fo:font-size="18pt" officeooo:rsid="005c9c62" officeooo:paragraph-rsid="005c9c62" style:font-size-asian="18pt" style:font-size-complex="18pt"/>
    </style:style>
    <style:style style:name="P52" style:family="paragraph" style:parent-style-name="Standard" style:list-style-name="">
      <loext:graphic-properties draw:fill="none"/>
      <style:paragraph-properties fo:margin-left="0cm" fo:margin-right="0cm" fo:text-align="center" style:justify-single-word="false" fo:text-indent="0cm" style:auto-text-indent="false" fo:background-color="transparent">
        <style:tab-stops>
          <style:tab-stop style:position="0.609cm"/>
        </style:tab-stops>
      </style:paragraph-properties>
      <style:text-properties fo:font-size="16pt" officeooo:rsid="005c9c62" officeooo:paragraph-rsid="005c9c62" style:font-size-asian="16pt" style:font-size-complex="16pt"/>
    </style:style>
    <style:style style:name="P53" style:family="paragraph" style:parent-style-name="Standard" style:list-style-name=""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609cm"/>
        </style:tab-stops>
      </style:paragraph-properties>
      <style:text-properties style:font-name="Liberation Serif" fo:font-size="15pt" officeooo:paragraph-rsid="001fbf90" style:font-size-asian="15pt" style:font-size-complex="15pt"/>
    </style:style>
    <style:style style:name="P54" style:family="paragraph" style:parent-style-name="Standard" style:list-style-name="L1" style:master-page-name="">
      <loext:graphic-properties draw:fill="none"/>
      <style:paragraph-properties fo:margin-left="0cm" fo:margin-right="-0.3cm" fo:text-align="justify" style:justify-single-word="false" fo:text-indent="0cm" style:auto-text-indent="false" style:page-number="auto" fo:background-color="transparent">
        <style:tab-stops>
          <style:tab-stop style:position="0.503cm"/>
          <style:tab-stop style:position="1.005cm"/>
        </style:tab-stops>
      </style:paragraph-properties>
      <style:text-properties style:font-name="Liberation Serif" fo:font-size="15pt" officeooo:paragraph-rsid="001fbf90" style:font-size-asian="15pt" style:font-size-complex="15pt"/>
    </style:style>
    <style:style style:name="P55" style:family="paragraph" style:parent-style-name="Text_20_body">
      <style:paragraph-properties fo:margin-top="0cm" fo:margin-bottom="0.499cm" loext:contextual-spacing="false"/>
    </style:style>
    <style:style style:name="P56" style:family="paragraph" style:parent-style-name="Text_20_body">
      <style:paragraph-properties fo:margin-top="0cm" fo:margin-bottom="0.499cm" loext:contextual-spacing="false"/>
      <style:text-properties officeooo:paragraph-rsid="00327921"/>
    </style:style>
    <style:style style:name="P57" style:family="paragraph" style:parent-style-name="Text_20_body">
      <style:paragraph-properties fo:margin-top="0cm" fo:margin-bottom="0.499cm" loext:contextual-spacing="false"/>
      <style:text-properties officeooo:paragraph-rsid="003c82df"/>
    </style:style>
    <style:style style:name="P58" style:family="paragraph" style:parent-style-name="Text_20_body">
      <style:paragraph-properties fo:margin-top="0cm" fo:margin-bottom="0.499cm" loext:contextual-spacing="false" fo:text-align="justify" style:justify-single-word="false"/>
      <style:text-properties officeooo:paragraph-rsid="0041216e"/>
    </style:style>
    <style:style style:name="P59" style:family="paragraph" style:parent-style-name="Text_20_body">
      <style:paragraph-properties fo:margin-top="0cm" fo:margin-bottom="0.499cm" loext:contextual-spacing="false" fo:text-align="justify" style:justify-single-word="false"/>
      <style:text-properties officeooo:paragraph-rsid="004e1a15"/>
    </style:style>
    <style:style style:name="P60" style:family="paragraph" style:parent-style-name="Text_20_body">
      <style:paragraph-properties fo:margin-top="0cm" fo:margin-bottom="0.499cm" loext:contextual-spacing="false" fo:text-align="justify" style:justify-single-word="false"/>
      <style:text-properties officeooo:paragraph-rsid="004ef776"/>
    </style:style>
    <style:style style:name="P61" style:family="paragraph" style:parent-style-name="Text_20_body">
      <style:paragraph-properties fo:margin-top="0cm" fo:margin-bottom="0.499cm" loext:contextual-spacing="false" fo:text-align="justify" style:justify-single-word="false"/>
      <style:text-properties officeooo:paragraph-rsid="0050fb76"/>
    </style:style>
    <style:style style:name="P62" style:family="paragraph" style:parent-style-name="Text_20_body">
      <style:paragraph-properties fo:margin-top="0cm" fo:margin-bottom="0.499cm" loext:contextual-spacing="false" fo:text-align="justify" style:justify-single-word="false"/>
      <style:text-properties officeooo:paragraph-rsid="00537ce3"/>
    </style:style>
    <style:style style:name="P63" style:family="paragraph" style:parent-style-name="Text_20_body">
      <style:paragraph-properties fo:margin-top="0cm" fo:margin-bottom="0.499cm" loext:contextual-spacing="false">
        <style:tab-stops>
          <style:tab-stop style:position="0.503cm"/>
          <style:tab-stop style:position="0.794cm"/>
          <style:tab-stop style:position="1.191cm"/>
          <style:tab-stop style:position="1.693cm"/>
          <style:tab-stop style:position="2.487cm"/>
          <style:tab-stop style:position="6.985cm"/>
          <style:tab-stop style:position="7.646cm"/>
          <style:tab-stop style:position="8.229cm"/>
        </style:tab-stops>
      </style:paragraph-properties>
      <style:text-properties officeooo:paragraph-rsid="003c82df"/>
    </style:style>
    <style:style style:name="P64" style:family="paragraph" style:parent-style-name="Text_20_body">
      <style:paragraph-properties fo:margin-top="0cm" fo:margin-bottom="0.499cm" loext:contextual-spacing="false"/>
      <style:text-properties officeooo:paragraph-rsid="004622ab"/>
    </style:style>
    <style:style style:name="P65" style:family="paragraph" style:parent-style-name="Text_20_body">
      <style:paragraph-properties fo:margin-top="0cm" fo:margin-bottom="0.499cm" loext:contextual-spacing="false"/>
      <style:text-properties officeooo:paragraph-rsid="0047cef2"/>
    </style:style>
    <style:style style:name="P66" style:family="paragraph" style:parent-style-name="Text_20_body">
      <style:paragraph-properties fo:margin-top="0cm" fo:margin-bottom="0.499cm" loext:contextual-spacing="false"/>
      <style:text-properties officeooo:paragraph-rsid="00485734"/>
    </style:style>
    <style:style style:name="P67" style:family="paragraph" style:parent-style-name="Text_20_body">
      <style:paragraph-properties fo:margin-top="0cm" fo:margin-bottom="0.499cm" loext:contextual-spacing="false"/>
      <style:text-properties officeooo:paragraph-rsid="0048bead"/>
    </style:style>
    <style:style style:name="P68" style:family="paragraph" style:parent-style-name="Text_20_body">
      <style:paragraph-properties fo:margin-top="0cm" fo:margin-bottom="0.499cm" loext:contextual-spacing="false"/>
      <style:text-properties officeooo:paragraph-rsid="004b6c49"/>
    </style:style>
    <style:style style:name="P69" style:family="paragraph" style:parent-style-name="Text_20_body">
      <style:paragraph-properties fo:margin-top="0cm" fo:margin-bottom="0.499cm" loext:contextual-spacing="false"/>
      <style:text-properties officeooo:paragraph-rsid="004e1a15"/>
    </style:style>
    <style:style style:name="P70" style:family="paragraph" style:parent-style-name="Text_20_body">
      <style:paragraph-properties fo:margin-top="0cm" fo:margin-bottom="0.499cm" loext:contextual-spacing="false"/>
      <style:text-properties officeooo:paragraph-rsid="004ef776"/>
    </style:style>
    <style:style style:name="P71" style:family="paragraph" style:parent-style-name="Text_20_body">
      <style:paragraph-properties fo:margin-top="0cm" fo:margin-bottom="0.499cm" loext:contextual-spacing="false"/>
      <style:text-properties officeooo:paragraph-rsid="00569bf2"/>
    </style:style>
    <style:style style:name="P72" style:family="paragraph" style:parent-style-name="Preformatted_20_Text" style:list-style-name="L2">
      <style:paragraph-properties fo:text-align="justify" style:justify-single-word="false"/>
      <style:text-properties officeooo:rsid="00255b1b" officeooo:paragraph-rsid="00255b1b"/>
    </style:style>
    <style:style style:name="P73" style:family="paragraph" style:parent-style-name="Preformatted_20_Text" style:list-style-name="L2">
      <style:paragraph-properties fo:text-align="justify" style:justify-single-word="false"/>
      <style:text-properties officeooo:rsid="00255b1b" officeooo:paragraph-rsid="00260351"/>
    </style:style>
    <style:style style:name="P74" style:family="paragraph" style:parent-style-name="Preformatted_20_Text">
      <style:paragraph-properties fo:text-align="justify" style:justify-single-word="false"/>
      <style:text-properties officeooo:rsid="00255b1b" officeooo:paragraph-rsid="00255b1b"/>
    </style:style>
    <style:style style:name="P75" style:family="paragraph" style:parent-style-name="Preformatted_20_Text">
      <style:paragraph-properties fo:text-align="justify" style:justify-single-word="false"/>
    </style:style>
    <style:style style:name="P76" style:family="paragraph" style:parent-style-name="Preformatted_20_Text">
      <style:paragraph-properties fo:text-align="justify" style:justify-single-word="false"/>
      <style:text-properties officeooo:paragraph-rsid="0021bf0f"/>
    </style:style>
    <style:style style:name="P77" style:family="paragraph" style:parent-style-name="Preformatted_20_Text">
      <style:paragraph-properties fo:text-align="justify" style:justify-single-word="false"/>
      <style:text-properties officeooo:paragraph-rsid="00220de1"/>
    </style:style>
    <style:style style:name="P78" style:family="paragraph" style:parent-style-name="Preformatted_20_Text">
      <style:paragraph-properties fo:text-align="justify" style:justify-single-word="false"/>
      <style:text-properties officeooo:paragraph-rsid="00255b1b"/>
    </style:style>
    <style:style style:name="P79" style:family="paragraph" style:parent-style-name="Preformatted_20_Text">
      <style:paragraph-properties fo:text-align="justify" style:justify-single-word="false"/>
      <style:text-properties officeooo:paragraph-rsid="00278356"/>
    </style:style>
    <style:style style:name="P80" style:family="paragraph" style:parent-style-name="Preformatted_20_Text">
      <style:paragraph-properties fo:text-align="justify" style:justify-single-word="false"/>
      <style:text-properties officeooo:paragraph-rsid="003a54d6"/>
    </style:style>
    <style:style style:name="P81" style:family="paragraph" style:parent-style-name="Preformatted_20_Text">
      <style:paragraph-properties fo:margin-top="0cm" fo:margin-bottom="0.499cm" loext:contextual-spacing="false"/>
    </style:style>
    <style:style style:name="P82" style:family="paragraph" style:parent-style-name="Preformatted_20_Text">
      <style:paragraph-properties fo:margin-top="0cm" fo:margin-bottom="0.499cm" loext:contextual-spacing="false" fo:text-align="justify" style:justify-single-word="false"/>
    </style:style>
    <style:style style:name="P83" style:family="paragraph" style:parent-style-name="Preformatted_20_Text">
      <style:paragraph-properties fo:margin-top="0cm" fo:margin-bottom="0.499cm" loext:contextual-spacing="false" fo:text-align="justify" style:justify-single-word="false"/>
      <style:text-properties officeooo:paragraph-rsid="003a54d6"/>
    </style:style>
    <style:style style:name="P84" style:family="paragraph" style:parent-style-name="Heading_20_3">
      <style:paragraph-properties fo:margin-top="0cm" fo:margin-bottom="0.499cm" loext:contextual-spacing="false"/>
    </style:style>
    <style:style style:name="P85" style:family="paragraph" style:parent-style-name="Heading_20_2">
      <style:paragraph-properties fo:margin-top="0cm" fo:margin-bottom="0.499cm" loext:contextual-spacing="false"/>
      <style:text-properties officeooo:paragraph-rsid="003c82df"/>
    </style:style>
    <style:style style:name="P86" style:family="paragraph" style:parent-style-name="Heading_20_2">
      <style:paragraph-properties fo:margin-top="0cm" fo:margin-bottom="0.499cm" loext:contextual-spacing="false" fo:text-align="justify" style:justify-single-word="false"/>
      <style:text-properties officeooo:paragraph-rsid="0050fb76"/>
    </style:style>
    <style:style style:name="T1" style:family="text">
      <style:text-properties fo:font-size="13.5pt"/>
    </style:style>
    <style:style style:name="T2" style:family="text">
      <style:text-properties fo:font-size="13.5pt" style:text-underline-style="solid" style:text-underline-width="auto" style:text-underline-color="font-color" fo:font-weight="bold" style:font-weight-asian="bold" style:font-weight-complex="bold"/>
    </style:style>
    <style:style style:name="T3" style:family="text">
      <style:text-properties fo:font-size="13.5pt" style:text-underline-style="solid" style:text-underline-width="auto" style:text-underline-color="font-color" fo:font-weight="bold" officeooo:rsid="0022c393" style:font-weight-asian="bold" style:font-weight-complex="bold"/>
    </style:style>
    <style:style style:name="T4" style:family="text">
      <style:text-properties fo:font-size="13.5pt" style:text-underline-style="solid" style:text-underline-width="auto" style:text-underline-color="font-color" fo:font-weight="bold" officeooo:rsid="00255b1b" style:font-weight-asian="bold" style:font-weight-complex="bold"/>
    </style:style>
    <style:style style:name="T5" style:family="text">
      <style:text-properties fo:font-size="13.5pt" style:text-underline-style="solid" style:text-underline-width="auto" style:text-underline-color="font-color" fo:font-weight="bold" officeooo:rsid="0050fb76" style:font-size-asian="13.5pt" style:font-weight-asian="bold" style:font-size-complex="13.5pt" style:font-weight-complex="bold"/>
    </style:style>
    <style:style style:name="T6" style:family="text">
      <style:text-properties fo:font-size="13.5pt" style:text-underline-style="solid" style:text-underline-width="auto" style:text-underline-color="font-color" fo:font-weight="bold" officeooo:rsid="00537ce3" style:font-size-asian="13.5pt" style:font-weight-asian="bold" style:font-size-complex="13.5pt" style:font-weight-complex="bold"/>
    </style:style>
    <style:style style:name="T7" style:family="text">
      <style:text-properties fo:font-size="13.5pt" style:text-underline-style="none"/>
    </style:style>
    <style:style style:name="T8" style:family="text">
      <style:text-properties fo:font-size="13.5pt" style:text-underline-style="none" fo:font-weight="normal" style:font-weight-asian="normal" style:font-weight-complex="normal"/>
    </style:style>
    <style:style style:name="T9" style:family="text">
      <style:text-properties fo:font-size="13.5pt" style:text-underline-style="none" fo:font-weight="normal" officeooo:rsid="0022c393" style:font-weight-asian="normal" style:font-weight-complex="normal"/>
    </style:style>
    <style:style style:name="T10" style:family="text">
      <style:text-properties fo:font-size="13.5pt" style:text-underline-style="none" fo:font-weight="normal" officeooo:rsid="00255b1b" style:font-weight-asian="normal" style:font-weight-complex="normal"/>
    </style:style>
    <style:style style:name="T11" style:family="text">
      <style:text-properties fo:font-size="13.5pt" style:text-underline-style="none" fo:font-weight="normal" officeooo:rsid="00537ce3" style:font-size-asian="13.5pt" style:font-weight-asian="normal" style:font-size-complex="13.5pt" style:font-weight-complex="normal"/>
    </style:style>
    <style:style style:name="T12" style:family="text">
      <style:text-properties fo:font-size="13.5pt" style:text-underline-style="none" officeooo:rsid="00326506"/>
    </style:style>
    <style:style style:name="T13" style:family="text">
      <style:text-properties fo:font-size="13.5pt" fo:font-weight="bold" style:font-weight-asian="bold" style:font-weight-complex="bold"/>
    </style:style>
    <style:style style:name="T14" style:family="text">
      <style:text-properties fo:font-size="13.5pt" officeooo:rsid="00326506"/>
    </style:style>
    <style:style style:name="T15" style:family="text">
      <style:text-properties officeooo:rsid="00326506"/>
    </style:style>
    <style:style style:name="T16" style:family="text">
      <style:text-properties fo:font-weight="bold" officeooo:rsid="00326506" style:font-weight-asian="bold" style:font-weight-complex="bold"/>
    </style:style>
    <style:style style:name="T17" style:family="text">
      <style:text-properties fo:font-weight="normal" officeooo:rsid="00326506" style:font-weight-asian="normal" style:font-weight-complex="normal"/>
    </style:style>
    <style:style style:name="T18" style:family="text">
      <style:text-properties style:font-name="Liberation Serif"/>
    </style:style>
    <style:style style:name="T19" style:family="text">
      <style:text-properties style:font-name="Liberation Serif" fo:font-weight="normal" officeooo:rsid="00326506" style:font-weight-asian="normal" style:font-weight-complex="normal"/>
    </style:style>
    <style:style style:name="T20" style:family="text">
      <style:text-properties style:font-name="Liberation Serif" fo:font-size="13.5pt"/>
    </style:style>
    <style:style style:name="T21" style:family="text">
      <style:text-properties style:font-name="Liberation Serif" fo:font-size="13.5pt" style:text-underline-style="solid" style:text-underline-width="auto" style:text-underline-color="font-color"/>
    </style:style>
    <style:style style:name="T22" style:family="text">
      <style:text-properties style:font-name="Liberation Serif" fo:font-size="13.5pt" style:text-underline-style="solid" style:text-underline-width="auto" style:text-underline-color="font-color" fo:font-weight="bold" style:font-weight-asian="bold" style:font-weight-complex="bold"/>
    </style:style>
    <style:style style:name="T23" style:family="text">
      <style:text-properties style:font-name="Liberation Serif" fo:font-size="13.5pt" style:text-underline-style="solid" style:text-underline-width="auto" style:text-underline-color="font-color" fo:font-weight="bold" officeooo:rsid="0021401b" style:font-weight-asian="bold" style:font-weight-complex="bold"/>
    </style:style>
    <style:style style:name="T24" style:family="text">
      <style:text-properties style:font-name="Liberation Serif" fo:font-size="13.5pt" style:text-underline-style="solid" style:text-underline-width="auto" style:text-underline-color="font-color" fo:font-weight="bold" officeooo:rsid="00220de1" style:font-weight-asian="bold" style:font-weight-complex="bold"/>
    </style:style>
    <style:style style:name="T25" style:family="text">
      <style:text-properties style:font-name="Liberation Serif" fo:font-size="13.5pt" style:text-underline-style="solid" style:text-underline-width="auto" style:text-underline-color="font-color" fo:font-weight="bold" officeooo:rsid="00327921" style:font-size-asian="13.5pt" style:font-weight-asian="bold" style:font-size-complex="13.5pt" style:font-weight-complex="bold"/>
    </style:style>
    <style:style style:name="T26" style:family="text">
      <style:text-properties style:font-name="Liberation Serif" fo:font-size="13.5pt" style:text-underline-style="solid" style:text-underline-width="auto" style:text-underline-color="font-color" fo:font-weight="bold" officeooo:rsid="0042401d" style:font-size-asian="13.5pt" style:font-weight-asian="bold" style:font-size-complex="13.5pt" style:font-weight-complex="bold"/>
    </style:style>
    <style:style style:name="T27" style:family="text">
      <style:text-properties style:font-name="Liberation Serif" fo:font-size="13.5pt" style:text-underline-style="solid" style:text-underline-width="auto" style:text-underline-color="font-color" fo:font-weight="bold" officeooo:rsid="004b6c49" style:font-size-asian="13.5pt" style:font-weight-asian="bold" style:font-size-complex="13.5pt" style:font-weight-complex="bold"/>
    </style:style>
    <style:style style:name="T28" style:family="text">
      <style:text-properties style:font-name="Liberation Serif" fo:font-size="13.5pt" style:text-underline-style="solid" style:text-underline-width="auto" style:text-underline-color="font-color" fo:font-weight="bold" officeooo:rsid="004e1a15" style:font-size-asian="13.5pt" style:font-weight-asian="bold" style:font-size-complex="13.5pt" style:font-weight-complex="bold"/>
    </style:style>
    <style:style style:name="T29" style:family="text">
      <style:text-properties style:font-name="Liberation Serif" fo:font-size="13.5pt" style:text-underline-style="solid" style:text-underline-width="auto" style:text-underline-color="font-color" fo:font-weight="bold" officeooo:rsid="004ef776" style:font-size-asian="13.5pt" style:font-weight-asian="bold" style:font-size-complex="13.5pt" style:font-weight-complex="bold"/>
    </style:style>
    <style:style style:name="T30" style:family="text">
      <style:text-properties style:font-name="Liberation Serif" fo:font-size="13.5pt" style:text-underline-style="solid" style:text-underline-width="auto" style:text-underline-color="font-color" style:font-size-asian="13.5pt" style:font-size-complex="13.5pt"/>
    </style:style>
    <style:style style:name="T31" style:family="text">
      <style:text-properties style:font-name="Liberation Serif" fo:font-size="13.5pt" style:text-underline-style="solid" style:text-underline-width="auto" style:text-underline-color="font-color" officeooo:rsid="00549f72" style:font-size-asian="13.5pt" style:font-size-complex="13.5pt"/>
    </style:style>
    <style:style style:name="T32" style:family="text">
      <style:text-properties style:font-name="Liberation Serif" fo:font-size="13.5pt" style:text-underline-style="solid" style:text-underline-width="auto" style:text-underline-color="font-color" officeooo:rsid="00569bf2" style:font-size-asian="13.5pt" style:font-size-complex="13.5pt"/>
    </style:style>
    <style:style style:name="T33" style:family="text">
      <style:text-properties style:font-name="Liberation Serif" fo:font-size="13.5pt" officeooo:rsid="0021401b"/>
    </style:style>
    <style:style style:name="T34" style:family="text">
      <style:text-properties style:font-name="Liberation Serif" fo:font-size="13.5pt" style:text-underline-style="none"/>
    </style:style>
    <style:style style:name="T35" style:family="text">
      <style:text-properties style:font-name="Liberation Serif" fo:font-size="13.5pt" style:text-underline-style="none" fo:font-weight="normal" style:font-weight-asian="normal" style:font-weight-complex="normal"/>
    </style:style>
    <style:style style:name="T36" style:family="text">
      <style:text-properties style:font-name="Liberation Serif" fo:font-size="13.5pt" style:text-underline-style="none" fo:font-weight="normal" officeooo:rsid="0021401b" style:font-weight-asian="normal" style:font-weight-complex="normal"/>
    </style:style>
    <style:style style:name="T37" style:family="text">
      <style:text-properties style:font-name="Liberation Serif" fo:font-size="13.5pt" style:text-underline-style="none" fo:font-weight="normal" officeooo:rsid="0021bf0f" style:font-weight-asian="normal" style:font-weight-complex="normal"/>
    </style:style>
    <style:style style:name="T38" style:family="text">
      <style:text-properties style:font-name="Liberation Serif" fo:font-size="13.5pt" style:text-underline-style="none" fo:font-weight="normal" officeooo:rsid="00220de1" style:font-weight-asian="normal" style:font-weight-complex="normal"/>
    </style:style>
    <style:style style:name="T39" style:family="text">
      <style:text-properties style:font-name="Liberation Serif" fo:font-size="13.5pt" style:text-underline-style="none" fo:font-weight="normal" officeooo:rsid="00260351" style:font-weight-asian="normal" style:font-weight-complex="normal"/>
    </style:style>
    <style:style style:name="T40" style:family="text">
      <style:text-properties style:font-name="Liberation Serif" fo:font-size="13.5pt" style:text-underline-style="none" fo:font-weight="normal" officeooo:rsid="00278356" style:font-weight-asian="normal" style:font-weight-complex="normal"/>
    </style:style>
    <style:style style:name="T41" style:family="text">
      <style:text-properties style:font-name="Liberation Serif" fo:font-size="13.5pt" style:text-underline-style="none" fo:font-weight="normal" officeooo:rsid="00278356" style:font-size-asian="13.5pt" style:font-weight-asian="normal" style:font-size-complex="13.5pt" style:font-weight-complex="normal"/>
    </style:style>
    <style:style style:name="T42" style:family="text">
      <style:text-properties style:font-name="Liberation Serif" fo:font-size="13.5pt" style:text-underline-style="none" fo:font-weight="normal" officeooo:rsid="00255b1b" style:font-size-asian="13.5pt" style:font-weight-asian="normal" style:font-size-complex="13.5pt" style:font-weight-complex="normal"/>
    </style:style>
    <style:style style:name="T43" style:family="text">
      <style:text-properties style:font-name="Liberation Serif" fo:font-size="13.5pt" style:text-underline-style="none" fo:font-weight="normal" officeooo:rsid="004b6c49" style:font-size-asian="13.5pt" style:font-weight-asian="normal" style:font-size-complex="13.5pt" style:font-weight-complex="normal"/>
    </style:style>
    <style:style style:name="T44" style:family="text">
      <style:text-properties style:font-name="Liberation Serif" fo:font-size="13.5pt" style:text-underline-style="none" fo:font-weight="normal" officeooo:rsid="004e1a15" style:font-size-asian="13.5pt" style:font-weight-asian="normal" style:font-size-complex="13.5pt" style:font-weight-complex="normal"/>
    </style:style>
    <style:style style:name="T45" style:family="text">
      <style:text-properties style:font-name="Liberation Serif" fo:font-size="13.5pt" style:text-underline-style="none" fo:font-weight="normal" officeooo:rsid="004ef776" style:font-size-asian="13.5pt" style:font-weight-asian="normal" style:font-size-complex="13.5pt" style:font-weight-complex="normal"/>
    </style:style>
    <style:style style:name="T46" style:family="text">
      <style:text-properties style:font-name="Liberation Serif" fo:font-size="13.5pt" style:text-underline-style="none" fo:font-weight="normal" officeooo:rsid="00537ce3" style:font-size-asian="13.5pt" style:font-weight-asian="normal" style:font-size-complex="13.5pt" style:font-weight-complex="normal"/>
    </style:style>
    <style:style style:name="T47" style:family="text">
      <style:text-properties style:font-name="Liberation Serif" fo:font-size="13.5pt" style:text-underline-style="none" fo:font-weight="normal" officeooo:rsid="0050fb76" style:font-size-asian="13.5pt" style:font-weight-asian="normal" style:font-size-complex="13.5pt" style:font-weight-complex="normal"/>
    </style:style>
    <style:style style:name="T48" style:family="text">
      <style:text-properties style:font-name="Liberation Serif" fo:font-size="13.5pt" style:text-underline-style="none" fo:font-weight="normal" officeooo:rsid="0058556e" style:font-size-asian="13.5pt" style:font-weight-asian="normal" style:font-size-complex="13.5pt" style:font-weight-complex="normal"/>
    </style:style>
    <style:style style:name="T49" style:family="text">
      <style:text-properties style:font-name="Liberation Serif" fo:font-size="13.5pt" style:text-underline-style="none" fo:font-weight="bold" officeooo:rsid="004b6c49" style:font-size-asian="13.5pt" style:font-weight-asian="bold" style:font-size-complex="13.5pt" style:font-weight-complex="bold"/>
    </style:style>
    <style:style style:name="T50" style:family="text">
      <style:text-properties style:font-name="Liberation Serif" fo:font-size="13.5pt" style:text-underline-style="none" fo:font-weight="bold" officeooo:rsid="00537ce3" style:font-size-asian="13.5pt" style:font-weight-asian="bold" style:font-size-complex="13.5pt" style:font-weight-complex="bold"/>
    </style:style>
    <style:style style:name="T51" style:family="text">
      <style:text-properties style:font-name="Liberation Serif" fo:font-size="13.5pt" style:text-underline-style="none" fo:font-weight="bold" officeooo:rsid="0050fb76" style:font-size-asian="13.5pt" style:font-weight-asian="bold" style:font-size-complex="13.5pt" style:font-weight-complex="bold"/>
    </style:style>
    <style:style style:name="T52" style:family="text">
      <style:text-properties style:font-name="Liberation Serif" fo:font-size="13.5pt" style:text-underline-style="none" fo:font-weight="bold" officeooo:rsid="00327921" style:font-size-asian="13.5pt" style:font-weight-asian="bold" style:font-size-complex="13.5pt" style:font-weight-complex="bold"/>
    </style:style>
    <style:style style:name="T53" style:family="text">
      <style:text-properties style:font-name="Liberation Serif" fo:font-size="13.5pt" style:text-underline-style="none" officeooo:rsid="00537ce3" style:font-size-asian="13.5pt" style:font-size-complex="13.5pt"/>
    </style:style>
    <style:style style:name="T54" style:family="text">
      <style:text-properties style:font-name="Liberation Serif" fo:font-size="13.5pt" style:text-underline-style="none" officeooo:rsid="0050fb76" style:font-size-asian="13.5pt" style:font-size-complex="13.5pt"/>
    </style:style>
    <style:style style:name="T55" style:family="text">
      <style:text-properties style:font-name="Liberation Serif" fo:font-size="13.5pt" style:text-underline-style="none" officeooo:rsid="00327921" style:font-size-asian="13.5pt" style:font-size-complex="13.5pt"/>
    </style:style>
    <style:style style:name="T56" style:family="text">
      <style:text-properties style:font-name="Liberation Serif" fo:font-size="13.5pt" fo:font-style="italic" style:text-underline-style="none" fo:font-weight="normal" style:font-style-asian="italic" style:font-weight-asian="normal" style:font-style-complex="italic" style:font-weight-complex="normal"/>
    </style:style>
    <style:style style:name="T57" style:family="text">
      <style:text-properties style:font-name="Liberation Serif" fo:font-size="13.5pt" fo:font-style="normal" style:text-underline-style="none" fo:font-weight="normal" style:font-style-asian="normal" style:font-weight-asian="normal" style:font-style-complex="normal" style:font-weight-complex="normal"/>
    </style:style>
    <style:style style:name="T58" style:family="text">
      <style:text-properties style:font-name="Liberation Serif" fo:font-size="13.5pt" fo:font-style="normal" style:text-underline-style="none" fo:font-weight="normal" officeooo:rsid="00260351" style:font-style-asian="normal" style:font-weight-asian="normal" style:font-style-complex="normal" style:font-weight-complex="normal"/>
    </style:style>
    <style:style style:name="T59" style:family="text">
      <style:text-properties style:font-name="Liberation Serif" fo:font-size="13.5pt" style:font-size-asian="13.5pt" style:font-size-complex="13.5pt"/>
    </style:style>
    <style:style style:name="T60" style:family="text">
      <style:text-properties style:font-name="Liberation Serif" fo:font-size="13.5pt" officeooo:rsid="00278356" style:font-size-asian="13.5pt" style:font-size-complex="13.5pt"/>
    </style:style>
    <style:style style:name="T61" style:family="text">
      <style:text-properties style:font-name="Liberation Serif" fo:font-size="13.5pt" officeooo:rsid="00327921" style:font-size-asian="13.5pt" style:font-size-complex="13.5pt"/>
    </style:style>
    <style:style style:name="T62" style:family="text">
      <style:text-properties style:font-name="Liberation Serif" fo:font-size="13.5pt" officeooo:rsid="003c82df" style:font-size-asian="13.5pt" style:font-size-complex="13.5pt"/>
    </style:style>
    <style:style style:name="T63" style:family="text">
      <style:text-properties style:font-name="Liberation Serif" fo:font-size="13.5pt" officeooo:rsid="003e6a32" style:font-size-asian="13.5pt" style:font-size-complex="13.5pt"/>
    </style:style>
    <style:style style:name="T64" style:family="text">
      <style:text-properties style:font-name="Liberation Serif" fo:font-size="13.5pt" officeooo:rsid="004050a8" style:font-size-asian="13.5pt" style:font-size-complex="13.5pt"/>
    </style:style>
    <style:style style:name="T65" style:family="text">
      <style:text-properties style:font-name="Liberation Serif" fo:font-size="13.5pt" officeooo:rsid="0041216e" style:font-size-asian="13.5pt" style:font-size-complex="13.5pt"/>
    </style:style>
    <style:style style:name="T66" style:family="text">
      <style:text-properties style:font-name="Liberation Serif" fo:font-size="13.5pt" officeooo:rsid="0042401d" style:font-size-asian="13.5pt" style:font-size-complex="13.5pt"/>
    </style:style>
    <style:style style:name="T67" style:family="text">
      <style:text-properties style:font-name="Liberation Serif" fo:font-size="13.5pt" officeooo:rsid="004622ab" style:font-size-asian="13.5pt" style:font-size-complex="13.5pt"/>
    </style:style>
    <style:style style:name="T68" style:family="text">
      <style:text-properties style:font-name="Liberation Serif" fo:font-size="13.5pt" officeooo:rsid="0047cef2" style:font-size-asian="13.5pt" style:font-size-complex="13.5pt"/>
    </style:style>
    <style:style style:name="T69" style:family="text">
      <style:text-properties style:font-name="Liberation Serif" fo:font-size="13.5pt" officeooo:rsid="00485734" style:font-size-asian="13.5pt" style:font-size-complex="13.5pt"/>
    </style:style>
    <style:style style:name="T70" style:family="text">
      <style:text-properties style:font-name="Liberation Serif" fo:font-size="13.5pt" officeooo:rsid="0048bead" style:font-size-asian="13.5pt" style:font-size-complex="13.5pt"/>
    </style:style>
    <style:style style:name="T71" style:family="text">
      <style:text-properties style:font-name="Liberation Serif" fo:font-size="13.5pt" fo:font-weight="bold" officeooo:rsid="004050a8" style:font-size-asian="13.5pt" style:font-weight-asian="bold" style:font-size-complex="13.5pt" style:font-weight-complex="bold"/>
    </style:style>
    <style:style style:name="T72" style:family="text">
      <style:text-properties style:font-name="Liberation Serif" fo:font-size="13.5pt" fo:font-weight="normal" officeooo:rsid="004622ab" style:font-size-asian="13.5pt" style:font-weight-asian="normal" style:font-size-complex="13.5pt" style:font-weight-complex="normal"/>
    </style:style>
    <style:style style:name="T73" style:family="text">
      <style:text-properties style:font-name="Liberation Serif" fo:font-size="13.5pt" fo:font-weight="normal" officeooo:rsid="00485734" style:font-size-asian="13.5pt" style:font-weight-asian="normal" style:font-size-complex="13.5pt" style:font-weight-complex="normal"/>
    </style:style>
    <style:style style:name="T74" style:family="text">
      <style:text-properties style:font-name="Liberation Serif" fo:font-size="13.5pt" fo:font-weight="normal" officeooo:rsid="0049cb45" style:font-size-asian="13.5pt" style:font-weight-asian="normal" style:font-size-complex="13.5pt" style:font-weight-complex="normal"/>
    </style:style>
    <style:style style:name="T75" style:family="text">
      <style:text-properties style:font-name="Liberation Serif" fo:font-size="13.5pt" fo:font-weight="normal" officeooo:rsid="0042401d" style:font-size-asian="13.5pt" style:font-weight-asian="normal" style:font-size-complex="13.5pt" style:font-weight-complex="normal"/>
    </style:style>
    <style:style style:name="T76" style:family="text">
      <style:text-properties style:font-name="Liberation Serif" fo:font-size="13.5pt" fo:font-weight="normal" officeooo:rsid="00327921" style:font-size-asian="13.5pt" style:font-weight-asian="normal" style:font-size-complex="13.5pt" style:font-weight-complex="normal"/>
    </style:style>
    <style:style style:name="T77" style:family="text">
      <style:text-properties style:font-name="Liberation Serif" fo:font-size="13.5pt" fo:font-weight="normal" officeooo:rsid="0047cef2" style:font-size-asian="13.5pt" style:font-weight-asian="normal" style:font-size-complex="13.5pt" style:font-weight-complex="normal"/>
    </style:style>
    <style:style style:name="T78" style:family="text">
      <style:text-properties style:font-name="Liberation Serif" fo:font-size="13.5pt" fo:font-weight="normal" officeooo:rsid="0049cc8d" style:font-size-asian="13.5pt" style:font-weight-asian="normal" style:font-size-complex="13.5pt" style:font-weight-complex="normal"/>
    </style:style>
    <style:style style:name="T79" style:family="text">
      <style:text-properties style:font-name="Liberation Serif" officeooo:rsid="003906a3"/>
    </style:style>
    <style:style style:name="T80" style:family="text">
      <style:text-properties style:font-name="Liberation Serif" style:font-size-asian="13.5pt" style:font-size-complex="13.5pt"/>
    </style:style>
    <style:style style:name="T81" style:family="text">
      <style:text-properties style:font-name="Liberation Serif" officeooo:rsid="004050a8" style:font-size-asian="13.5pt" style:font-size-complex="13.5pt"/>
    </style:style>
    <style:style style:name="T82" style:family="text">
      <style:text-properties style:font-name="Liberation Serif" fo:font-size="15pt" style:text-underline-style="solid" style:text-underline-width="auto" style:text-underline-color="font-color" fo:font-weight="bold" officeooo:rsid="00537ce3" style:font-size-asian="15pt" style:font-weight-asian="bold" style:font-size-complex="15pt" style:font-weight-complex="bold"/>
    </style:style>
    <style:style style:name="T83" style:family="text">
      <style:text-properties style:font-name="Liberation Serif" fo:font-size="15pt" style:text-underline-style="solid" style:text-underline-width="auto" style:text-underline-color="font-color" fo:font-weight="bold" officeooo:rsid="0050fb76" style:font-size-asian="15pt" style:font-weight-asian="bold" style:font-size-complex="15pt" style:font-weight-complex="bold"/>
    </style:style>
    <style:style style:name="T84" style:family="text">
      <style:text-properties style:font-name="Liberation Serif" fo:font-size="15pt" style:text-underline-style="solid" style:text-underline-width="auto" style:text-underline-color="font-color" fo:font-weight="bold" officeooo:rsid="00569bf2" style:font-size-asian="15pt" style:font-weight-asian="bold" style:font-size-complex="15pt" style:font-weight-complex="bold"/>
    </style:style>
    <style:style style:name="T85" style:family="text">
      <style:text-properties style:font-name="Liberation Serif" fo:font-size="15pt" style:text-underline-style="solid" style:text-underline-width="auto" style:text-underline-color="font-color" style:font-size-asian="15pt" style:font-size-complex="15pt"/>
    </style:style>
    <style:style style:name="T86" style:family="text">
      <style:text-properties style:font-name="Liberation Serif" fo:font-size="15pt" style:text-underline-style="solid" style:text-underline-width="auto" style:text-underline-color="font-color" officeooo:rsid="00549f72" style:font-size-asian="15pt" style:font-size-complex="15pt"/>
    </style:style>
    <style:style style:name="T87" style:family="text">
      <style:text-properties style:font-name="Liberation Serif" fo:font-size="15pt" style:font-size-asian="15pt" style:font-size-complex="15pt"/>
    </style:style>
    <style:style style:name="T88" style:family="text">
      <style:text-properties style:font-name="Liberation Serif" fo:font-size="15pt" officeooo:rsid="00569bf2" style:font-size-asian="15pt" style:font-size-complex="15pt"/>
    </style:style>
    <style:style style:name="T89" style:family="text">
      <style:text-properties style:font-name="Liberation Serif" fo:font-size="15pt" officeooo:rsid="0058556e" style:font-size-asian="15pt" style:font-size-complex="15pt"/>
    </style:style>
    <style:style style:name="T90" style:family="text">
      <style:text-properties style:font-name="Liberation Serif" fo:font-weight="bold" officeooo:rsid="005c9c62" style:font-weight-asian="bold" style:font-weight-complex="bold"/>
    </style:style>
    <style:style style:name="T91" style:family="text">
      <style:text-properties officeooo:rsid="00297286"/>
    </style:style>
    <style:style style:name="T92" style:family="text">
      <style:text-properties officeooo:rsid="002b3df7"/>
    </style:style>
    <style:style style:name="T93" style:family="text">
      <style:text-properties officeooo:rsid="002d1e00"/>
    </style:style>
    <style:style style:name="T94" style:family="text">
      <style:text-properties officeooo:rsid="0028a72c"/>
    </style:style>
    <style:style style:name="T95" style:family="text">
      <style:text-properties style:font-size-asian="13.5pt" style:font-size-complex="13.5pt"/>
    </style:style>
    <style:style style:name="T96" style:family="text">
      <style:text-properties officeooo:rsid="004fef7d"/>
    </style:style>
    <style:style style:name="T97" style:family="text">
      <style:text-properties fo:font-size="15pt" style:font-size-asian="15pt" style:font-size-complex="15pt"/>
    </style:style>
    <style:style style:name="T98" style:family="text">
      <style:text-properties officeooo:rsid="00549f72"/>
    </style:style>
    <style:style style:name="T99" style:family="text">
      <style:text-properties officeooo:rsid="00569bf2"/>
    </style:style>
    <style:style style:name="T100" style:family="text">
      <style:text-properties officeooo:rsid="005c9c62"/>
    </style:style>
    <style:style style:name="T101" style:family="text">
      <style:text-properties fo:font-size="16pt" style:font-size-asian="16pt" style:font-size-complex="16pt"/>
    </style:style>
    <style:style style:name="T102" style:family="text">
      <style:text-properties style:text-position="sub 58%"/>
    </style:style>
    <style:style style:name="T103" style:family="text">
      <style:text-properties style:text-position="0% 100%"/>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44"/>
      <text:p text:style-name="P44"/>
      <text:p text:style-name="P44"/>
      <text:p text:style-name="P44"/>
      <text:p text:style-name="P48"/>
      <text:p text:style-name="P48">ASSIGNMENT</text:p>
      <text:p text:style-name="P50"><text:span text:style-name="T90"/></text:p>
      <text:p text:style-name="P50"><text:span text:style-name="T90">SUBJECT :</text:span>20MCA133 - Web Programming Lab<text:span text:style-name="T100">(Cycle 1)</text:span></text:p>
      <text:p text:style-name="P50"/>
      <text:p text:style-name="P50"/>
      <text:p text:style-name="P50"/>
      <text:p text:style-name="P51"><text:s text:c="7"/><text:span text:style-name="T101"><text:s/></text:span></text:p>
      <text:p text:style-name="P51"><text:span text:style-name="T101"><text:s text:c="12"/>TO, <text:s text:c="13"/></text:span></text:p>
      <text:p text:style-name="P51"><text:a xlink:type="simple" xlink:href="http://tkmce.ac.in/user-profile?user=471" text:style-name="Internet_20_link" text:visited-style-name="Visited_20_Internet_20_Link"><text:span text:style-name="T101"/></text:a></text:p>
      <text:p text:style-name="P51"><text:a xlink:type="simple" xlink:href="http://tkmce.ac.in/user-profile?user=471" text:style-name="Internet_20_link" text:visited-style-name="Visited_20_Internet_20_Link"><text:span text:style-name="T101">Mr. Rahulnath H.A</text:span></text:a></text:p>
      <text:p text:style-name="P52">Assistant Professor</text:p>
      <text:p text:style-name="P52">Department of MCA</text:p>
      <text:p text:style-name="P46"/>
      <text:p text:style-name="P47"/>
      <text:p text:style-name="P45"/>
      <text:p text:style-name="P45">FROM,</text:p>
      <text:p text:style-name="P45"/>
      <text:p text:style-name="P45">Arjun V Pankajakshan</text:p>
      <text:p text:style-name="P45">Roll No- 11</text:p>
      <text:p text:style-name="P45">D<text:span text:style-name="T102">1 <text:s/></text:span><text:span text:style-name="T103">MCA</text:span></text:p>
      <text:p text:style-name="P45"/>
      <text:p text:style-name="P44"/>
      <text:p text:style-name="P44"/>
      <text:p text:style-name="P44"/>
      <text:p text:style-name="P44"/>
      <text:p text:style-name="P44"/>
      <text:p text:style-name="P44"/>
      <text:p text:style-name="P44"/>
      <text:p text:style-name="P44"/>
      <text:p text:style-name="P44"/>
      <text:p text:style-name="P44"/>
      <text:list xml:id="list3897773400" text:style-name="L1">
        <text:list-item>
          <text:p text:style-name="P43"><text:soft-page-break/>The various steps involved in each of the above tasks.</text:p>
        </text:list-item>
      </text:list>
      <text:p text:style-name="P11"/>
      <text:p text:style-name="P36">G<text:span text:style-name="T98">it</text:span> <text:span text:style-name="T98">and </text:span>G<text:span text:style-name="T98">ithub</text:span></text:p>
      <text:p text:style-name="P13"/>
      <text:p text:style-name="P13">A) <text:s/><text:span text:style-name="T94">To install git first open the terminal ,then run the following command.It will ask for password and type the password.Then it will ask for continue after some loading.Give “y” to continue,It installs git in the pc in few seconds.</text:span></text:p>
      <text:p text:style-name="P14"><text:s/></text:p>
      <text:p text:style-name="P14">$ sudo apt install git</text:p>
      <text:p text:style-name="P14"/>
      <text:p text:style-name="P13">B) <text:s/><text:span text:style-name="T91">To set up an account in Github search the term ”Github” in search engine.Then go the site have this url, </text:span><text:a xlink:type="simple" xlink:href="https://github.com/" text:style-name="Internet_20_link" text:visited-style-name="Visited_20_Internet_20_Link"><text:span text:style-name="T91">https://github.com/</text:span></text:a><text:span text:style-name="T91"> .Enter the unique email address,user name and password,then click on signup for Github.Then Click on “Join for Free Plan” after verifying the captcha verication.then click on “Complete Setup” It send a verification mail to the entered email address.Open the gmail app and verify it.Github account created.</text:span></text:p>
      <text:p text:style-name="P15"/>
      <text:p text:style-name="P39"><text:span text:style-name="T12">To create </text:span><text:span text:style-name="T1">repositor</text:span><text:span text:style-name="T14">y,click on new option repository section and enter the name and click on create repository on bottom ,which create repository named “Web Programming”.As this same method we can create another two repositories named Data Structures, Programming Lab(Python).</text:span></text:p>
      <text:p text:style-name="P21"/>
      <text:p text:style-name="P15"><text:span text:style-name="T15">To c</text:span>lone these repositories to the local machine <text:span text:style-name="T15">use the command </text:span><text:span text:style-name="T16">git clone</text:span><text:span text:style-name="T17">.Run the following commands</text:span></text:p>
      <text:p text:style-name="P16"/>
      <text:p text:style-name="P2"><text:span text:style-name="T19">$ git clone </text:span><text:a xlink:type="simple" xlink:href="https://github.com/uttappan/Web-Programming.git" text:style-name="Internet_20_link" text:visited-style-name="Visited_20_Internet_20_Link"><text:span text:style-name="T19">https://github.com/uttappan/Web-Programming.git</text:span></text:a></text:p>
      <text:p text:style-name="P2"><text:span text:style-name="T19">$ git clone </text:span><text:a xlink:type="simple" xlink:href="https://github.com/uttappan/Data-Structures.git" text:style-name="Internet_20_link" text:visited-style-name="Visited_20_Internet_20_Link"><text:span text:style-name="T19">https://github.com/uttappan/Data-Structures.git</text:span></text:a></text:p>
      <text:p text:style-name="P17">$ git clone https://github.com/uttappan/Programming-Lab-Python-.git</text:p>
      <text:p text:style-name="P16"/>
      <text:p text:style-name="P37"><text:span text:style-name="T96">The </text:span>URL <text:span text:style-name="T99">T</text:span>o <text:span text:style-name="T99">T</text:span>he Web Programming Lab Repository </text:p>
      <text:p text:style-name="P33"><text:span text:style-name="T1"/></text:p>
      <text:p text:style-name="P16">https://github.com/uttappan/Web-Programming</text:p>
      <text:p text:style-name="P16"/>
      <text:p text:style-name="P8">Install PHP, MySQL, Python3 <text:span text:style-name="T99">A</text:span>nd NodeJS</text:p>
      <text:p text:style-name="P4"/>
      <text:p text:style-name="P5">To install PHP ,run the following command ,then give the password,then continue by entering “y”.<text:span text:style-name="T92">PHP will be installed in few seconds.</text:span></text:p>
      <text:p text:style-name="P5">$ sudo apt install php</text:p>
      <text:p text:style-name="P15"/>
      <text:p text:style-name="P6">To install <text:span text:style-name="T93">MySQL</text:span> ,run the following command ,then give the password,then continue by entering “y”. <text:span text:style-name="T93">MySQL will be installed in few seconds.</text:span></text:p>
      <text:p text:style-name="P6">$ sudo apt install mysql-server</text:p>
      <text:p text:style-name="P6"/>
      <text:p text:style-name="P6">To install <text:span text:style-name="T93">Python3</text:span> ,run the following command ,then give the password,then continue by entering “y”.<text:span text:style-name="T93">Python3 will be installed in few seconds.</text:span></text:p>
      <text:p text:style-name="P6">$ sudo apt install p<text:span text:style-name="T93">ython3</text:span></text:p>
      <text:p text:style-name="P6"/>
      <text:p text:style-name="P6"><text:soft-page-break/>To install <text:span text:style-name="T91">NodeJS</text:span>,run the following command ,then give the password,then continue by entering “y”. <text:span text:style-name="T91">NodeJS will be installed in few seconds.</text:span></text:p>
      <text:p text:style-name="P6">$ sudo apt install <text:span text:style-name="T93">nodejs</text:span></text:p>
      <text:p text:style-name="P7"/>
      <text:p text:style-name="P9">Install <text:span text:style-name="T99">A P</text:span>rogramming IDE <text:span text:style-name="T99">F</text:span>or <text:span text:style-name="T99">Y</text:span>our <text:span text:style-name="T98">L</text:span>ab <text:span text:style-name="T98">C</text:span>ourses</text:p>
      <text:p text:style-name="P15"/>
      <text:p text:style-name="P19">Go to browser and search for “vs code for ubuntu 1.35”then got the following link.</text:p>
      <text:p text:style-name="P3"><text:a xlink:type="simple" xlink:href="https://code.visualstudio.com/updates/v1_35" text:style-name="Internet_20_link" text:visited-style-name="Visited_20_Internet_20_Link"><text:span text:style-name="T18">https://code.visualstudio.com/updates/v1_35</text:span></text:a><text:span text:style-name="T18"> .</text:span><text:span text:style-name="T79">D</text:span><text:span text:style-name="T18">ownload vs code 1.35 and open the downloaded file and click on install button.</text:span></text:p>
      <text:p text:style-name="P1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4"><text:soft-page-break/></text:p>
      <text:list xml:id="list233107859462516" text:continue-numbering="true" text:style-name="L1">
        <text:list-item>
          <text:p text:style-name="P54">Each new linux terminal command you learn, what these commands and the various <text:s text:c="3"/>options.</text:p>
        </text:list-item>
      </text:list>
      <text:p text:style-name="P27"/>
      <text:p text:style-name="P41"><text:span text:style-name="Source_20_Text"><text:span text:style-name="T22">pwd</text:span></text:span><text:span text:style-name="T21"> </text:span><text:span text:style-name="T34"><text:s text:c="11"/>-- <text:s text:c="3"/></text:span><text:span text:style-name="T20">command will tell you exactly what the current working directory is.</text:span></text:p>
      <text:p text:style-name="P42"><text:span text:style-name="Source_20_Text"><text:span text:style-name="T22">cd</text:span></text:span><text:span text:style-name="T20"> <text:s text:c="14"/>-- <text:s text:c="3"/>command </text:span><text:span text:style-name="T33">is used to change the working directory .</text:span></text:p>
      <text:p text:style-name="P76"><text:span text:style-name="Source_20_Text"><text:span text:style-name="T23">cd /</text:span></text:span><text:span text:style-name="Source_20_Text"><text:span text:style-name="T36"> <text:s text:c="12"/>-- <text:s text:c="3"/></text:span></text:span><text:span text:style-name="Source_20_Text"><text:span text:style-name="T37">is used to change working dir</text:span></text:span><text:span text:style-name="Source_20_Text"><text:span text:style-name="T38">e</text:span></text:span><text:span text:style-name="Source_20_Text"><text:span text:style-name="T37">ctory <text:s/>to root directory.</text:span></text:span></text:p>
      <text:p text:style-name="P77"><text:span text:style-name="Source_20_Text"><text:span text:style-name="T24">cd home</text:span></text:span><text:span text:style-name="Source_20_Text"><text:span text:style-name="T38"> <text:s text:c="4"/>-- <text:s text:c="3"/>change root directory to home.</text:span></text:span></text:p>
      <text:p text:style-name="P77"><text:span text:style-name="Source_20_Text"><text:span text:style-name="T24">cd ..</text:span></text:span><text:span text:style-name="Source_20_Text"><text:span text:style-name="T38"> <text:s text:c="11"/>-- <text:s text:c="4"/>to go back to parent diectory.</text:span></text:span></text:p>
      <text:p text:style-name="P77"><text:span text:style-name="Source_20_Text"><text:span text:style-name="T24">cd</text:span></text:span><text:span text:style-name="Source_20_Text"><text:span text:style-name="T38"> <text:s text:c="14"/>-- <text:s text:c="3"/>is a shortcut to get back to home directory.</text:span></text:span></text:p>
      <text:p text:style-name="P40"><text:span text:style-name="T3">cd ../..</text:span><text:span text:style-name="T9"> <text:s text:c="8"/>-- <text:s text:c="3"/>is used to go back to multiple parent directories.</text:span></text:p>
      <text:p text:style-name="P30"><text:span text:style-name="T2">cd ../../etc</text:span><text:span text:style-name="T13"> <text:s text:c="2"/>-- <text:s text:c="3"/></text:span><text:span text:style-name="T1">for going straight from our home directory to the “etc” directory.</text:span></text:p>
      <text:p text:style-name="P31"><text:span text:style-name="T1">whoami</text:span><text:span text:style-name="T7"> <text:s text:c="4"/>-- <text:s text:c="4"/></text:span><text:span text:style-name="T8">is used to know the user name.</text:span></text:p>
      <text:p text:style-name="P32"><text:span text:style-name="T1">Ls</text:span><text:span text:style-name="T8"> <text:s text:c="14"/>-- <text:s text:c="3"/>to list directory</text:span></text:p>
      <text:p text:style-name="P38"><text:span text:style-name="T4">mkdir</text:span><text:span text:style-name="T10"> <text:s text:c="7"/>-- <text:s text:c="4"/>to make a new directory.</text:span></text:p>
      <text:p text:style-name="P18"/>
      <text:p text:style-name="P20">Example:</text:p>
      <text:p text:style-name="P20"/>
      <text:list xml:id="list3989906635" text:style-name="L2">
        <text:list-item>
          <text:p text:style-name="P72"><text:span text:style-name="Source_20_Text"><text:span text:style-name="T35">$ mkdir /tmp/tutorial</text:span></text:span></text:p>
        </text:list-item>
        <text:list-item>
          <text:p text:style-name="P72"><text:span text:style-name="Source_20_Text"><text:span text:style-name="T35">$ cd /</text:span></text:span><text:span text:style-name="Source_20_Text"><text:span text:style-name="T56">tmp/t</text:span></text:span><text:span text:style-name="Source_20_Text"><text:span text:style-name="T57">utorial</text:span></text:span></text:p>
        </text:list-item>
        <text:list-item>
          <text:p text:style-name="P72"><text:span text:style-name="Source_20_Text"><text:span text:style-name="T57">$ mkdir dir1 dir2 dir3</text:span></text:span></text:p>
        </text:list-item>
        <text:list-item>
          <text:p text:style-name="P73"><text:span text:style-name="Source_20_Text"><text:span text:style-name="T58">$ mkdir -p dir4/dir5/dir6</text:span></text:span></text:p>
        </text:list-item>
      </text:list>
      <text:p text:style-name="P74"><text:span text:style-name="Source_20_Text"><text:span text:style-name="T39"/></text:span></text:p>
      <text:p text:style-name="P74"><text:span text:style-name="Source_20_Text"><text:span text:style-name="T39">In first command </text:span></text:span><text:span text:style-name="Source_20_Text"><text:span text:style-name="T35">we create the </text:span></text:span><text:span text:style-name="Source_20_Text"><text:span text:style-name="Emphasis"><text:span text:style-name="Strong_20_Emphasis"><text:span text:style-name="T34">tutorial</text:span></text:span></text:span></text:span><text:span text:style-name="Source_20_Text"><text:span text:style-name="T35"> directory inside </text:span></text:span><text:span text:style-name="Source_20_Text"><text:span text:style-name="Emphasis"><text:span text:style-name="Strong_20_Emphasis"><text:span text:style-name="T34">/tmp</text:span></text:span></text:span></text:span><text:span text:style-name="Source_20_Text"><text:span text:style-name="T35">.Then </text:span></text:span><text:span text:style-name="Source_20_Text"><text:span text:style-name="T39">on the second command</text:span></text:span><text:span text:style-name="Source_20_Text"><text:span text:style-name="T35"> changed current directory into tutorial.</text:span></text:span><text:span text:style-name="Source_20_Text"><text:span text:style-name="T39">third command is used to</text:span></text:span><text:span text:style-name="Source_20_Text"><text:span text:style-name="T35"> create three directories </text:span></text:span><text:span text:style-name="Source_20_Text"><text:span text:style-name="T39">in tutorial directory at a time.The fourth command is used for to create parent directories,in above case it creates dir6 inside dir5,dir5 inside dir4 and dir4 inside tutorial directory.</text:span></text:span><text:span text:style-name="Source_20_Text"><text:span text:style-name="T40">The following are the same meaning,which are another method of parent directories.</text:span></text:span></text:p>
      <text:p text:style-name="P74"><text:span text:style-name="Source_20_Text"><text:span text:style-name="T39"/></text:span></text:p>
      <text:p text:style-name="P74"><text:span text:style-name="Source_20_Text"><text:span text:style-name="T39"/></text:span></text:p>
      <text:p text:style-name="P78"><text:span text:style-name="Source_20_Text"><text:span text:style-name="T41">$</text:span></text:span><text:span text:style-name="Source_20_Text"><text:span text:style-name="T42">mkdir --parents --verbose dir4/dir5</text:span></text:span></text:p>
      <text:p text:style-name="P75"><text:span text:style-name="Source_20_Text"><text:span text:style-name="T60">$</text:span></text:span><text:span text:style-name="Source_20_Text"><text:span text:style-name="T59">mkdir -p --verbose dir4/dir5</text:span></text:span></text:p>
      <text:p text:style-name="P79"><text:span text:style-name="Source_20_Text"><text:span text:style-name="T60">$</text:span></text:span><text:span text:style-name="Source_20_Text"><text:span text:style-name="T59">mkdir -p -v dir4/dir5</text:span></text:span></text:p>
      <text:p text:style-name="P82"><text:span text:style-name="Source_20_Text"><text:span text:style-name="T60">$</text:span></text:span><text:span text:style-name="Source_20_Text"><text:span text:style-name="T59">mkdir -pv dir4/dir5</text:span></text:span></text:p>
      <text:p text:style-name="P83"><text:span text:style-name="Source_20_Text"><text:span text:style-name="T60">T</text:span></text:span><text:span text:style-name="Source_20_Text"><text:span text:style-name="T59">he following commands to try out different ways to create folders with spaces in the name:</text:span></text:span></text:p>
      <text:p text:style-name="P83"><text:span text:style-name="Source_20_Text"><text:span text:style-name="T59">mkdir "folder 1"</text:span></text:span></text:p>
      <text:p text:style-name="P83"><text:span text:style-name="Source_20_Text"><text:span text:style-name="T59">mkdir 'folder 2'</text:span></text:span></text:p>
      <text:p text:style-name="P79"><text:span text:style-name="Source_20_Text"><text:span text:style-name="T59">mkdir folder\ 3</text:span></text:span></text:p>
      <text:p text:style-name="P80"><text:span text:style-name="Source_20_Text"><text:span text:style-name="T59">mkdir "folder 4" "folder 5"</text:span></text:span></text:p>
      <text:p text:style-name="P83"><text:span text:style-name="Source_20_Text"><text:span text:style-name="T59">mkdir -p "folder 6"/"folder 7"</text:span></text:span></text:p>
      <text:p text:style-name="P82"/>
      <text:h text:style-name="P84" text:outline-level="3"><text:soft-page-break/><text:span text:style-name="Source_20_Text"><text:span text:style-name="T85">Creating </text:span></text:span><text:span text:style-name="Source_20_Text"><text:span text:style-name="T86">F</text:span></text:span><text:span text:style-name="Source_20_Text"><text:span text:style-name="T85">iles </text:span></text:span></text:h>
      <text:p text:style-name="P55"><text:span text:style-name="Source_20_Text"><text:span text:style-name="T61">T</text:span></text:span><text:span text:style-name="Source_20_Text"><text:span text:style-name="T59">o capture the output of that command as a text file that we can look at or manipulate further. All we need to do is to add the greater-than character ("&gt;") to the end of our command line, followed by the name of the file to write to:</text:span></text:span></text:p>
      <text:p text:style-name="P56"><text:span text:style-name="Source_20_Text"><text:span text:style-name="T61">Example:$ ls &gt; output.txt</text:span></text:span></text:p>
      <text:p text:style-name="P71"><text:span text:style-name="Source_20_Text"><text:span text:style-name="T25">cat</text:span></text:span><text:span text:style-name="Source_20_Text"><text:span text:style-name="T61"> <text:s text:c="4"/>-- command to look at its content. <text:s text:c="20"/></text:span></text:span></text:p>
      <text:p text:style-name="P71"><text:span text:style-name="Source_20_Text"><text:span text:style-name="T25">echo </text:span></text:span><text:span text:style-name="Source_20_Text"><text:span text:style-name="T52"><text:s/>-- <text:s/></text:span></text:span><text:span text:style-name="Source_20_Text"><text:span text:style-name="T55">just</text:span></text:span><text:span text:style-name="Source_20_Text"><text:span text:style-name="T61"> prints <text:s/>arguments. <text:s text:c="9"/></text:span></text:span></text:p>
      <text:p text:style-name="P57"><text:span text:style-name="Source_20_Text"><text:span text:style-name="T62">Example:</text:span></text:span><text:span text:style-name="Source_20_Text"><text:span text:style-name="T61"> <text:s text:c="59"/></text:span></text:span></text:p>
      <text:p text:style-name="P63"><text:span text:style-name="Source_20_Text"><text:span text:style-name="T63">1. </text:span></text:span><text:span text:style-name="Source_20_Text"><text:span text:style-name="T62">$</text:span></text:span><text:span text:style-name="Source_20_Text"><text:span text:style-name="T61">echo "This is a test" &gt; test_1.txt <text:s text:c="86"/></text:span></text:span><text:span text:style-name="Source_20_Text"><text:span text:style-name="T63">2. </text:span></text:span><text:span text:style-name="Source_20_Text"><text:span text:style-name="T62">$ </text:span></text:span><text:span text:style-name="Source_20_Text"><text:span text:style-name="T59">echo "This is a second test" &gt; test_2.txt <text:s text:c="73"/></text:span></text:span><text:span text:style-name="Source_20_Text"><text:span text:style-name="T63">3. </text:span></text:span><text:span text:style-name="Source_20_Text"><text:span text:style-name="T62">$ </text:span></text:span><text:span text:style-name="Source_20_Text"><text:span text:style-name="T59">echo "This is a third test" &gt; test_3.txt <text:s text:c="88"/></text:span></text:span><text:span text:style-name="Source_20_Text"><text:span text:style-name="T63">4. </text:span></text:span><text:span text:style-name="Source_20_Text"><text:span text:style-name="T62">$ cat test_1.txt test_2.txt test_3.txt <text:s text:c="143"/></text:span></text:span><text:span text:style-name="Source_20_Text"><text:span text:style-name="T63">5. </text:span></text:span><text:span text:style-name="Source_20_Text"><text:span text:style-name="T62">$ </text:span></text:span><text:span text:style-name="Source_20_Text"><text:span text:style-name="T59">cat test_?.txt <text:s text:c="116"/></text:span></text:span><text:span text:style-name="Source_20_Text"><text:span text:style-name="T63">6. </text:span></text:span><text:span text:style-name="Source_20_Text"><text:span text:style-name="T62">$ </text:span></text:span><text:span text:style-name="Source_20_Text"><text:span text:style-name="T59">cat test_* <text:s text:c="121"/></text:span></text:span><text:span text:style-name="Source_20_Text"><text:span text:style-name="T63">7. $ cat t* &gt; combined.txt <text:s text:c="103"/></text:span></text:span><text:span text:style-name="Source_20_Text"><text:span text:style-name="T64">8. $ echo "I've appended a line!" &gt;&gt; combined.txt <text:s text:c="120"/></text:span></text:span><text:span text:style-name="Source_20_Text"><text:span text:style-name="T65">9. $ less combined.txt</text:span></text:span></text:p>
      <text:p text:style-name="P58"><text:span text:style-name="Source_20_Text"><text:span text:style-name="T62">In the above example, first three commands use to create three text files with content written with echo command. The fourth command output each of them, one after the other, as a single block of text.The fifth and sixth commands is shortcut methods for command 4.</text:span></text:span><text:span text:style-name="Source_20_Text"><text:span text:style-name="T63">sixth</text:span></text:span><text:span text:style-name="Source_20_Text"><text:span text:style-name="T62"> command even further to cat t*, meaning “concatenate all the files whose names start with a </text:span></text:span><text:span text:style-name="Source_20_Text"><text:span text:style-name="Emphasis"><text:span text:style-name="Strong_20_Emphasis"><text:span text:style-name="T62">t</text:span></text:span></text:span></text:span><text:span text:style-name="Source_20_Text"><text:span text:style-name="T62"> and are followed by zero or more other characters”. Let’s use this capability to join all our files together into a single new file.</text:span></text:span><text:span text:style-name="Source_20_Text"><text:span text:style-name="T64">In command eight If we want to append to, rather than replace, the content of the files, double up on the greater-than character.In order to see the whole file we now need to use a different program, called a </text:span></text:span><text:span text:style-name="Source_20_Text"><text:span text:style-name="Emphasis"><text:span text:style-name="Strong_20_Emphasis"><text:span text:style-name="T64">pager</text:span></text:span></text:span></text:span><text:span text:style-name="Source_20_Text"><text:span text:style-name="T64"> (because it displays your file one “page” at a time) </text:span></text:span><text:span text:style-name="Source_20_Text"><text:span text:style-name="T65">by command 9 </text:span></text:span><text:span text:style-name="Source_20_Text"><text:span text:style-name="T64">less <text:s/>can use the </text:span></text:span><text:span text:style-name="Source_20_Text"><text:span text:style-name="Strong_20_Emphasis"><text:span text:style-name="T64">Up</text:span></text:span></text:span><text:span text:style-name="Source_20_Text"><text:span text:style-name="Strong_20_Emphasis"><text:span text:style-name="T71"> Arrow</text:span></text:span></text:span><text:span text:style-name="Source_20_Text"><text:span text:style-name="T71">, </text:span></text:span><text:span text:style-name="Source_20_Text"><text:span text:style-name="Strong_20_Emphasis"><text:span text:style-name="T71">Down Arrow</text:span></text:span></text:span><text:span text:style-name="Source_20_Text"><text:span text:style-name="T71">, </text:span></text:span><text:span text:style-name="Source_20_Text"><text:span text:style-name="Strong_20_Emphasis"><text:span text:style-name="T71">Page Up</text:span></text:span></text:span><text:span text:style-name="Source_20_Text"><text:span text:style-name="T71">, </text:span></text:span><text:span text:style-name="Source_20_Text"><text:span text:style-name="Strong_20_Emphasis"><text:span text:style-name="T71">Page Down</text:span></text:span></text:span><text:span text:style-name="Source_20_Text"><text:span text:style-name="T71">, </text:span></text:span><text:span text:style-name="Source_20_Text"><text:span text:style-name="Strong_20_Emphasis"><text:span text:style-name="T71">Home</text:span></text:span></text:span><text:span text:style-name="Source_20_Text"><text:span text:style-name="T71"> and </text:span></text:span><text:span text:style-name="Source_20_Text"><text:span text:style-name="Strong_20_Emphasis"><text:span text:style-name="T71">End</text:span></text:span></text:span><text:span text:style-name="Source_20_Text"><text:span text:style-name="T71"> ke</text:span></text:span><text:span text:style-name="Source_20_Text"><text:span text:style-name="T64">ys to move through your file. . When you’ve finished viewing your file, press </text:span></text:span><text:span text:style-name="Source_20_Text"><text:span text:style-name="Strong_20_Emphasis"><text:span text:style-name="T64">q</text:span></text:span></text:span><text:span text:style-name="Source_20_Text"><text:span text:style-name="T64"> to </text:span></text:span><text:span text:style-name="Source_20_Text"><text:span text:style-name="Strong_20_Emphasis"><text:span text:style-name="T64">q</text:span></text:span></text:span><text:span text:style-name="Source_20_Text"><text:span text:style-name="T64">uit less and return to the command line.</text:span></text:span></text:p>
      <text:p text:style-name="P58"><text:span text:style-name="Source_20_Text"><text:span text:style-name="T64">Unix systems are case-sensitive, that is, they consider “A.txt” and “a.txt” to be two different files. If you were to run the following lines you would end up with three files:</text:span></text:span></text:p>
      <text:p text:style-name="Preformatted_20_Text"><text:span text:style-name="Source_20_Text"><text:span text:style-name="T66">$ </text:span></text:span><text:span text:style-name="Source_20_Text"><text:span text:style-name="T59">echo "Lower case" &gt; a.txt</text:span></text:span></text:p>
      <text:p text:style-name="Preformatted_20_Text"><text:span text:style-name="Source_20_Text"><text:span text:style-name="T66">$ </text:span></text:span><text:span text:style-name="Source_20_Text"><text:span text:style-name="T59">echo "Upper case" &gt; A.TXT</text:span></text:span></text:p>
      <text:p text:style-name="P1"><text:soft-page-break/><text:span text:style-name="Source_20_Text"><text:span text:style-name="T66">$ </text:span></text:span><text:span text:style-name="Source_20_Text"><text:span text:style-name="T59">echo "Mixed case" &gt; A.txt</text:span></text:span></text:p>
      <text:h text:style-name="P85" text:outline-level="2"><text:span text:style-name="Source_20_Text"><text:span text:style-name="T30">Moving </text:span></text:span><text:span text:style-name="Source_20_Text"><text:span text:style-name="T32">A</text:span></text:span><text:span text:style-name="Source_20_Text"><text:span text:style-name="T30">nd </text:span></text:span><text:span text:style-name="Source_20_Text"><text:span text:style-name="T31">M</text:span></text:span><text:span text:style-name="Source_20_Text"><text:span text:style-name="T30">anipulating </text:span></text:span><text:span text:style-name="Source_20_Text"><text:span text:style-name="T31">F</text:span></text:span><text:span text:style-name="Source_20_Text"><text:span text:style-name="T30">iles</text:span></text:span></text:h>
      <text:p text:style-name="P64"><text:span text:style-name="Source_20_Text"><text:span text:style-name="T26">mv</text:span></text:span><text:span text:style-name="Source_20_Text"><text:span text:style-name="T66"> <text:s text:c="2"/>-- <text:s/>command is used to move files from one directory to another <text:s text:c="37"/><text:tab/><text:tab/><text:tab/><text:tab/><text:tab/><text:tab/><text:tab/><text:tab/><text:tab/><text:tab/><text:tab/><text:tab/> <text:s text:c="7"/></text:span></text:span><text:span text:style-name="Source_20_Text"><text:span text:style-name="T67">Example<text:tab/><text:tab/><text:tab/><text:tab/><text:tab/><text:tab/><text:tab/><text:tab/><text:tab/> <text:s text:c="42"/></text:span></text:span></text:p>
      <text:p text:style-name="P65"><text:span text:style-name="Source_20_Text"><text:span text:style-name="T67">1. <text:s/>$ mv combined.txt dir1</text:span></text:span></text:p>
      <text:p text:style-name="P65"><text:span text:style-name="Source_20_Text"><text:span text:style-name="T67">2. <text:s/>$ </text:span></text:span><text:span text:style-name="Source_20_Text"><text:span text:style-name="T68">cd dir1</text:span></text:span></text:p>
      <text:p text:style-name="P65"><text:span text:style-name="Source_20_Text"><text:span text:style-name="T67"><text:s text:c="5"/></text:span></text:span><text:span text:style-name="Source_20_Text"><text:span text:style-name="T68">$ mv combined.txt ..</text:span></text:span><text:span text:style-name="Source_20_Text"><text:span text:style-name="T67"><text:tab/></text:span></text:span></text:p>
      <text:p text:style-name="P65"><text:span text:style-name="Source_20_Text"><text:span text:style-name="T68">3. $ </text:span></text:span><text:span text:style-name="Source_20_Text"><text:span text:style-name="T67">mv dir1/* .</text:span></text:span></text:p>
      <text:p text:style-name="P66"><text:span text:style-name="Source_20_Text"><text:span text:style-name="T69">4. $ mv combined.txt test_* dir3 dir2</text:span></text:span></text:p>
      <text:p text:style-name="P67"><text:span text:style-name="Source_20_Text"><text:span text:style-name="T70">5. $ mv dir2/combined.txt dir4/dir5/dir6</text:span></text:span></text:p>
      <text:p text:style-name="P60"><text:span text:style-name="Source_20_Text"><text:span text:style-name="T77">The first command </text:span></text:span><text:span text:style-name="Source_20_Text"><text:span text:style-name="T72"><text:tab/>putting our </text:span></text:span><text:span text:style-name="Source_20_Text"><text:span text:style-name="Emphasis"><text:span text:style-name="Strong_20_Emphasis"><text:span text:style-name="T72">combined.txt</text:span></text:span></text:span></text:span><text:span text:style-name="Source_20_Text"><text:span text:style-name="T72"> file into our </text:span></text:span><text:span text:style-name="Source_20_Text"><text:span text:style-name="Emphasis"><text:span text:style-name="Strong_20_Emphasis"><text:span text:style-name="T72">dir1</text:span></text:span></text:span></text:span><text:span text:style-name="Source_20_Text"><text:span text:style-name="T72"> directory.<text:tab/></text:span></text:span><text:span text:style-name="Source_20_Text"><text:span text:style-name="T77">Then the command two move it back to the working directory.The third command is alternate method of command two.</text:span></text:span><text:span text:style-name="Source_20_Text"><text:span text:style-name="T73">The command 4 </text:span></text:span><text:span text:style-name="Source_20_Text"><text:span text:style-name="T72"><text:tab/>move more than one file at a time </text:span></text:span><text:span text:style-name="Source_20_Text"><text:span text:style-name="T73">into dir2.</text:span></text:span><text:span text:style-name="Source_20_Text"><text:span text:style-name="T74">In command 5 </text:span></text:span><text:span text:style-name="Source_20_Text"><text:span text:style-name="T78">combined.txt in</text:span></text:span><text:span text:style-name="Source_20_Text"><text:span text:style-name="T75"> </text:span></text:span><text:span text:style-name="Source_20_Text"><text:span text:style-name="Emphasis"><text:span text:style-name="Strong_20_Emphasis"><text:span text:style-name="T75">dir2</text:span></text:span></text:span></text:span><text:span text:style-name="Source_20_Text"><text:span text:style-name="T75"> have been put in </text:span></text:span><text:span text:style-name="Source_20_Text"><text:span text:style-name="Emphasis"><text:span text:style-name="Strong_20_Emphasis"><text:span text:style-name="T75">dir6</text:span></text:span></text:span></text:span><text:span text:style-name="Source_20_Text"><text:span text:style-name="T75">, which is the one that’s inside </text:span></text:span><text:span text:style-name="Source_20_Text"><text:span text:style-name="Emphasis"><text:span text:style-name="Strong_20_Emphasis"><text:span text:style-name="T75">dir5</text:span></text:span></text:span></text:span><text:span text:style-name="Source_20_Text"><text:span text:style-name="T75">, which is in </text:span></text:span><text:span text:style-name="Source_20_Text"><text:span text:style-name="Emphasis"><text:span text:style-name="Strong_20_Emphasis"><text:span text:style-name="T75">dir4</text:span></text:span></text:span></text:span><text:span text:style-name="Source_20_Text"><text:span text:style-name="T75">.</text:span></text:span></text:p>
      <text:p text:style-name="P60"><text:span text:style-name="Source_20_Text"><text:span text:style-name="T27">cp</text:span></text:span><text:span text:style-name="Source_20_Text"><text:span text:style-name="T49"> <text:s text:c="3"/>-- <text:s text:c="2"/></text:span></text:span><text:span text:style-name="Source_20_Text"><text:span text:style-name="T43">command to copy files</text:span></text:span></text:p>
      <text:p text:style-name="P68"><text:span text:style-name="Source_20_Text"><text:span text:style-name="T43">Example</text:span></text:span></text:p>
      <text:p text:style-name="P68"><text:span text:style-name="Source_20_Text"><text:span text:style-name="T43">1. $ <text:s/>cp dir4/dir5/dir6/combined.txt .</text:span></text:span></text:p>
      <text:p text:style-name="P68"><text:span text:style-name="Source_20_Text"><text:span text:style-name="T43">2. $ <text:s/>cp combined.txt backup_combined.txt</text:span></text:span></text:p>
      <text:p text:style-name="P69"><text:span text:style-name="Source_20_Text"><text:span text:style-name="T44">3. $ mv backup_combined.txt combined_backup.txt</text:span></text:span></text:p>
      <text:p text:style-name="P59"><text:span text:style-name="Source_20_Text"><text:span text:style-name="T44">The first command copying combined.txt in the curent working directory.The Second command </text:span></text:span><text:span text:style-name="Source_20_Text"><text:span text:style-name="T43">create another copy of the file, in our working directory but with a different name.</text:span></text:span><text:span text:style-name="Source_20_Text"><text:span text:style-name="T44">The third command is used to rename the file.</text:span></text:span></text:p>
      <text:p text:style-name="P59"><text:span text:style-name="Source_20_Text"><text:span text:style-name="T28">rm</text:span></text:span><text:span text:style-name="Source_20_Text"><text:span text:style-name="T44"> command to remove file</text:span></text:span></text:p>
      <text:p text:style-name="P70"><text:span text:style-name="Source_20_Text"><text:span text:style-name="T29">rmdir</text:span></text:span><text:span text:style-name="Source_20_Text"><text:span text:style-name="T45"> command to remove directories</text:span></text:span></text:p>
      <text:p text:style-name="P61"><text:soft-page-break/><text:span text:style-name="Source_20_Text"><text:span text:style-name="T47">The wc (</text:span></text:span><text:span text:style-name="Source_20_Text"><text:span text:style-name="Strong_20_Emphasis"><text:span text:style-name="T54">w</text:span></text:span></text:span><text:span text:style-name="Source_20_Text"><text:span text:style-name="T47">ord </text:span></text:span><text:span text:style-name="Source_20_Text"><text:span text:style-name="Strong_20_Emphasis"><text:span text:style-name="T54">c</text:span></text:span></text:span><text:span text:style-name="Source_20_Text"><text:span text:style-name="T47">ount) command can tell us that, using the -</text:span></text:span><text:span text:style-name="Source_20_Text"><text:span text:style-name="T48">l</text:span></text:span><text:span text:style-name="Source_20_Text"><text:span text:style-name="T47"> switch to tell it we only want the line count (it can also do character counts and, as the name suggests, word counts)</text:span></text:span></text:p>
      <text:p text:style-name="P61"><text:span text:style-name="Source_20_Text"><text:span text:style-name="T47">If we were to sort the contents of the file alphabetically, <text:s/>Unix offers a </text:span></text:span><text:span text:style-name="Source_20_Text"><text:span text:style-name="T5">sort</text:span></text:span><text:span text:style-name="Source_20_Text"><text:span text:style-name="T51"> <text:s/></text:span></text:span><text:span text:style-name="Source_20_Text"><text:span text:style-name="T47">command to do exactly that.</text:span></text:span></text:p>
      <text:h text:style-name="P86" text:outline-level="2"><text:span text:style-name="Source_20_Text"><text:span text:style-name="T83">The </text:span></text:span><text:span text:style-name="Source_20_Text"><text:span text:style-name="T84">C</text:span></text:span><text:span text:style-name="Source_20_Text"><text:span text:style-name="T83">ommand </text:span></text:span><text:span text:style-name="Source_20_Text"><text:span text:style-name="T84">L</text:span></text:span><text:span text:style-name="Source_20_Text"><text:span text:style-name="T83">ine </text:span></text:span><text:span text:style-name="Source_20_Text"><text:span text:style-name="T84">A</text:span></text:span><text:span text:style-name="Source_20_Text"><text:span text:style-name="T83">nd </text:span></text:span><text:span text:style-name="Source_20_Text"><text:span text:style-name="T84">T</text:span></text:span><text:span text:style-name="Source_20_Text"><text:span text:style-name="T83">he </text:span></text:span><text:span text:style-name="Source_20_Text"><text:span text:style-name="T84">S</text:span></text:span><text:span text:style-name="Source_20_Text"><text:span text:style-name="T83">uperuser</text:span></text:span></text:h>
      <text:p text:style-name="P62"><text:span text:style-name="Source_20_Text"><text:span text:style-name="T6">sudo</text:span></text:span><text:span text:style-name="Source_20_Text"><text:span text:style-name="T46"> is used to prefix a command that has to be run with superuser privilege and is to install new software onto your system using the </text:span></text:span><text:span text:style-name="Source_20_Text"><text:span text:style-name="T11">apt</text:span></text:span><text:span text:style-name="Source_20_Text"><text:span text:style-name="T46"> or </text:span></text:span><text:span text:style-name="Source_20_Text"><text:span text:style-name="T11">apt-get</text:span></text:span><text:span text:style-name="Source_20_Text"><text:span text:style-name="T46"> commands.</text:span></text:span></text:p>
      <text:p text:style-name="P62"><text:span text:style-name="Source_20_Text"><text:span text:style-name="T50">Example:</text:span></text:span></text:p>
      <text:p text:style-name="P62"><text:span text:style-name="Source_20_Text"><text:span text:style-name="T46">$ </text:span></text:span><text:span text:style-name="Source_20_Text"><text:span text:style-name="T11">sudo apt install tree</text:span></text:span></text:p>
      <text:p text:style-name="P62"><text:span text:style-name="Source_20_Text"><text:span text:style-name="T46">The above command is used </text:span></text:span><text:span text:style-name="Source_20_Text"><text:span text:style-name="T46">t</text:span></text:span><text:span text:style-name="Source_20_Text"><text:span text:style-name="T46">o install tree tree.</text:span></text:span></text:p>
      <text:p text:style-name="P62"><text:span text:style-name="Source_20_Text"><text:span text:style-name="T82">Hidden Files</text:span></text:span></text:p>
      <text:p text:style-name="P62"><text:span text:style-name="Source_20_Text"><text:span text:style-name="T46">To </text:span></text:span><text:span text:style-name="Source_20_Text"><text:span text:style-name="T50">hidden </text:span></text:span><text:span text:style-name="Source_20_Text"><text:span text:style-name="T46">Rename the file with simply starting a name with a dot (".").We can still work with the hidden file by making sure you include the dot when you specify its file name.If we run ls you’ll see that the .hidden directory is, as you might expect, hidden. You can still list its contents using ls .hidden, but as it only contains a single file which is, itself, hidden you won’t get much output. But you can use the -a (show </text:span></text:span><text:span text:style-name="Source_20_Text"><text:span text:style-name="Strong_20_Emphasis"><text:span text:style-name="T53">a</text:span></text:span></text:span><text:span text:style-name="Source_20_Text"><text:span text:style-name="T46">ll) switch to ls to make it show everything in a directory, including the hidden files and folders:</text:span></text:span></text:p>
      <text:p text:style-name="P68"/>
      <text:p text:style-name="P68"><text:span text:style-name="Source_20_Text"><text:span text:style-name="T43"/></text:span></text:p>
      <text:p text:style-name="P68"><text:span text:style-name="Source_20_Text"><text:span text:style-name="T43"/></text:span></text:p>
      <text:p text:style-name="P68"><text:span text:style-name="Source_20_Text"><text:span text:style-name="T43"/></text:span></text:p>
      <text:p text:style-name="P57"><text:span text:style-name="Source_20_Text"><text:span text:style-name="T76"><text:s text:c="17"/></text:span></text:span><text:span text:style-name="Source_20_Text"><text:span text:style-name="T61"><text:s text:c="41"/></text:span></text:span></text:p>
      <text:p text:style-name="P57"><text:span text:style-name="Source_20_Text"><text:span text:style-name="T61"/></text:span></text:p>
      <text:p text:style-name="P56"><text:span text:style-name="Source_20_Text"><text:span text:style-name="T61"/></text:span></text:p>
      <text:p text:style-name="P56"><text:span text:style-name="Source_20_Text"><text:span text:style-name="T61"/></text:span></text:p>
      <text:p text:style-name="P1"><text:span text:style-name="Source_20_Text"><text:span text:style-name="T59"/></text:span></text:p>
      <text:list xml:id="list233108007533960" text:continue-list="list233107859462516" text:style-name="L1">
        <text:list-header>
          <text:p text:style-name="P49"><text:soft-page-break/><text:span text:style-name="T88">3. </text:span><text:span text:style-name="T87">Any bugs or issues you encounter while executing these commands or while installing any of the above packages </text:span><text:span text:style-name="T89">a</text:span><text:span text:style-name="T87">nd how you fix these issues and bugs?</text:span></text:p>
        </text:list-header>
      </text:list>
      <text:p text:style-name="P35"/>
      <text:p text:style-name="P28"/>
      <text:p text:style-name="P28">When runned following comment i got error message as “No such file or directory”</text:p>
      <text:p text:style-name="P29">$ cd desktop.</text:p>
      <text:p text:style-name="P29">This error because <text:span text:style-name="Source_20_Text"><text:span text:style-name="T81">Unix systems are case-sensitive.</text:span></text:span><text:span text:style-name="Source_20_Text"><text:span text:style-name="T80">I entered “desktop” instead of “Desktop”.</text:span></text:span></text:p>
      <text:p text:style-name="P10"/>
      <text:p text:style-name="P23">A problem found only when installing VS Code.Not installing <text:s/>VS Code latest version.<text:span text:style-name="T95">The installation of VS Code latest version is not done because my system is based 32 bit.Since VS Code started using Electron 4.x+, it does not anymore run on Linux 32-bit.VS Code mentioned the upgrade to Electron 4 in their release for 1.36.So my only option is to use an older version before 1.36.Start with the 1.35 release.It works.</text:span></text:p>
      <text:p text:style-name="P27"/>
      <text:p text:style-name="P26"/>
      <text:p text:style-name="P25"/>
      <text:list xml:id="list233106691392522" text:continue-numbering="true" text:style-name="L1">
        <text:list-header>
          <text:p text:style-name="P2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fo:text-align="start"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51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22T15:26:28.372424448</meta:creation-date>
    <dc:date>2020-11-23T23:31:05.703574984</dc:date>
    <meta:editing-duration>PT14H53M43S</meta:editing-duration>
    <meta:editing-cycles>32</meta:editing-cycles>
    <meta:generator>LibreOffice/6.0.7.3$Linux_x86 LibreOffice_project/00m0$Build-3</meta:generator>
    <meta:document-statistic meta:table-count="0" meta:image-count="0" meta:object-count="0" meta:page-count="8" meta:paragraph-count="108" meta:word-count="1512" meta:character-count="10112" meta:non-whitespace-character-count="7394"/>
  </office:meta>
</office:document-meta>
</file>